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Sans_20_nom4" style:base-cell-address="'Pattern for INIT CGRAM buffer'.B3"/>
    </style:style>
    <style:style style:name="ce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Sans_20_nom4" style:base-cell-address="'Pattern for INIT CGRAM buffer'.B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ttern for INIT CGRAM buffer" table:style-name="ta1"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1000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B3];&quot;1&quot;; &quot;0&quot;);IF([.C3];&quot;1&quot;; &quot;0&quot;);IF([.D3];&quot;1&quot;; &quot;0&quot;);IF([.E3];&quot;1&quot;; &quot;0&quot;);IF([.F3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A3];&quot; =&gt; &quot;;&quot;&quot;&quot;&quot;;BIN2HEX(IF([.B3];&quot;1&quot;;&quot;0&quot;));&quot;&quot;&quot;&quot;;&quot; &amp; x&quot;;&quot;&quot;&quot;&quot;;BIN2HEX(COM.MICROSOFT.CONCAT(IF([.C3];&quot;1&quot;;&quot;0&quot;);IF([.D3];&quot;1&quot;;&quot;0&quot;);IF([.E3];&quot;1&quot;;&quot;0&quot;);IF([.F3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I3]" office:value-type="string" office:string-value=":= (0 =&gt; &quot;0&quot; &amp; x&quot;0&quot;," calcext:value-type="string">
            <text:p>:= (0 =&gt; "0" &amp; x"0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M3];&quot;1&quot;; &quot;0&quot;);IF([.N3];&quot;1&quot;; &quot;0&quot;);IF([.O3];&quot;1&quot;; &quot;0&quot;);IF([.P3];&quot;1&quot;; &quot;0&quot;);IF([.Q3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L3];&quot; =&gt; &quot;;&quot;&quot;&quot;&quot;;BIN2HEX(IF([.M3];&quot;1&quot;;&quot;0&quot;));&quot;&quot;&quot;&quot;;&quot; &amp; x&quot;;&quot;&quot;&quot;&quot;;BIN2HEX(COM.MICROSOFT.CONCAT(IF([.N3];&quot;1&quot;;&quot;0&quot;);IF([.O3];&quot;1&quot;;&quot;0&quot;);IF([.P3];&quot;1&quot;;&quot;0&quot;);IF([.Q3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T3]" office:value-type="string" office:string-value=":= (0 =&gt; &quot;0&quot; &amp; x&quot;0&quot;," calcext:value-type="string">
            <text:p>:= (0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];&quot;1&quot;; &quot;0&quot;);IF([.C4];&quot;1&quot;; &quot;0&quot;);IF([.D4];&quot;1&quot;; &quot;0&quot;);IF([.E4];&quot;1&quot;; &quot;0&quot;);IF([.F4];&quot;1&quot;; &quot;0&quot;)))" office:value-type="string" office:string-value="A" calcext:value-type="string">
            <text:p>A</text:p>
          </table:table-cell>
          <table:table-cell/>
          <table:table-cell table:formula="of:=COM.MICROSOFT.CONCAT([.A4];&quot; =&gt; &quot;;&quot;&quot;&quot;&quot;;BIN2HEX(IF([.B4];&quot;1&quot;;&quot;0&quot;));&quot;&quot;&quot;&quot;;&quot; &amp; x&quot;;&quot;&quot;&quot;&quot;;BIN2HEX(COM.MICROSOFT.CONCAT(IF([.C4];&quot;1&quot;;&quot;0&quot;);IF([.D4];&quot;1&quot;;&quot;0&quot;);IF([.E4];&quot;1&quot;;&quot;0&quot;);IF([.F4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4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];&quot;1&quot;; &quot;0&quot;);IF([.N4];&quot;1&quot;; &quot;0&quot;);IF([.O4];&quot;1&quot;; &quot;0&quot;);IF([.P4];&quot;1&quot;; &quot;0&quot;);IF([.Q4];&quot;1&quot;; &quot;0&quot;)))" office:value-type="string" office:string-value="A" calcext:value-type="string">
            <text:p>A</text:p>
          </table:table-cell>
          <table:table-cell/>
          <table:table-cell table:formula="of:=COM.MICROSOFT.CONCAT([.L4];&quot; =&gt; &quot;;&quot;&quot;&quot;&quot;;BIN2HEX(IF([.M4];&quot;1&quot;;&quot;0&quot;));&quot;&quot;&quot;&quot;;&quot; &amp; x&quot;;&quot;&quot;&quot;&quot;;BIN2HEX(COM.MICROSOFT.CONCAT(IF([.N4];&quot;1&quot;;&quot;0&quot;);IF([.O4];&quot;1&quot;;&quot;0&quot;);IF([.P4];&quot;1&quot;;&quot;0&quot;);IF([.Q4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T4]" office:value-type="string" office:string-value="1 =&gt; &quot;0&quot; &amp; x&quot;A&quot;," calcext:value-type="string">
            <text:p>1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5];&quot;1&quot;; &quot;0&quot;);IF([.C5];&quot;1&quot;; &quot;0&quot;);IF([.D5];&quot;1&quot;; &quot;0&quot;);IF([.E5];&quot;1&quot;; &quot;0&quot;);IF([.F5];&quot;1&quot;; &quot;0&quot;)))" office:value-type="string" office:string-value="15" calcext:value-type="string">
            <text:p>15</text:p>
          </table:table-cell>
          <table:table-cell/>
          <table:table-cell table:formula="of:=COM.MICROSOFT.CONCAT([.A5];&quot; =&gt; &quot;;&quot;&quot;&quot;&quot;;BIN2HEX(IF([.B5];&quot;1&quot;;&quot;0&quot;));&quot;&quot;&quot;&quot;;&quot; &amp; x&quot;;&quot;&quot;&quot;&quot;;BIN2HEX(COM.MICROSOFT.CONCAT(IF([.C5];&quot;1&quot;;&quot;0&quot;);IF([.D5];&quot;1&quot;;&quot;0&quot;);IF([.E5];&quot;1&quot;;&quot;0&quot;);IF([.F5];&quot;1&quot;;&quot;0&quot;)));&quot;&quot;&quot;&quot;;&quot;,&quot;)" office:value-type="string" office:string-value="2 =&gt; &quot;1&quot; &amp; x&quot;5&quot;," calcext:value-type="string">
            <text:p>2 =&gt; "1" &amp; x"5",</text:p>
          </table:table-cell>
          <table:table-cell table:formula="of:=[.I5]" office:value-type="string" office:string-value="2 =&gt; &quot;1&quot; &amp; x&quot;5&quot;," calcext:value-type="string">
            <text:p>2 =&gt; "1" &amp; x"5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5];&quot;1&quot;; &quot;0&quot;);IF([.N5];&quot;1&quot;; &quot;0&quot;);IF([.O5];&quot;1&quot;; &quot;0&quot;);IF([.P5];&quot;1&quot;; &quot;0&quot;);IF([.Q5];&quot;1&quot;; &quot;0&quot;)))" office:value-type="string" office:string-value="1F" calcext:value-type="string">
            <text:p>1F</text:p>
          </table:table-cell>
          <table:table-cell/>
          <table:table-cell table:formula="of:=COM.MICROSOFT.CONCAT([.L5];&quot; =&gt; &quot;;&quot;&quot;&quot;&quot;;BIN2HEX(IF([.M5];&quot;1&quot;;&quot;0&quot;));&quot;&quot;&quot;&quot;;&quot; &amp; x&quot;;&quot;&quot;&quot;&quot;;BIN2HEX(COM.MICROSOFT.CONCAT(IF([.N5];&quot;1&quot;;&quot;0&quot;);IF([.O5];&quot;1&quot;;&quot;0&quot;);IF([.P5];&quot;1&quot;;&quot;0&quot;);IF([.Q5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5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6];&quot;1&quot;; &quot;0&quot;);IF([.C6];&quot;1&quot;; &quot;0&quot;);IF([.D6];&quot;1&quot;; &quot;0&quot;);IF([.E6];&quot;1&quot;; &quot;0&quot;);IF([.F6];&quot;1&quot;; &quot;0&quot;)))" office:value-type="string" office:string-value="11" calcext:value-type="string">
            <text:p>11</text:p>
          </table:table-cell>
          <table:table-cell/>
          <table:table-cell table:formula="of:=COM.MICROSOFT.CONCAT([.A6];&quot; =&gt; &quot;;&quot;&quot;&quot;&quot;;BIN2HEX(IF([.B6];&quot;1&quot;;&quot;0&quot;));&quot;&quot;&quot;&quot;;&quot; &amp; x&quot;;&quot;&quot;&quot;&quot;;BIN2HEX(COM.MICROSOFT.CONCAT(IF([.C6];&quot;1&quot;;&quot;0&quot;);IF([.D6];&quot;1&quot;;&quot;0&quot;);IF([.E6];&quot;1&quot;;&quot;0&quot;);IF([.F6];&quot;1&quot;;&quot;0&quot;)));&quot;&quot;&quot;&quot;;&quot;,&quot;)" office:value-type="string" office:string-value="3 =&gt; &quot;1&quot; &amp; x&quot;1&quot;," calcext:value-type="string">
            <text:p>3 =&gt; "1" &amp; x"1",</text:p>
          </table:table-cell>
          <table:table-cell table:formula="of:=[.I6]" office:value-type="string" office:string-value="3 =&gt; &quot;1&quot; &amp; x&quot;1&quot;," calcext:value-type="string">
            <text:p>3 =&gt; "1" &amp; x"1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6];&quot;1&quot;; &quot;0&quot;);IF([.N6];&quot;1&quot;; &quot;0&quot;);IF([.O6];&quot;1&quot;; &quot;0&quot;);IF([.P6];&quot;1&quot;; &quot;0&quot;);IF([.Q6];&quot;1&quot;; &quot;0&quot;)))" office:value-type="string" office:string-value="1F" calcext:value-type="string">
            <text:p>1F</text:p>
          </table:table-cell>
          <table:table-cell/>
          <table:table-cell table:formula="of:=COM.MICROSOFT.CONCAT([.L6];&quot; =&gt; &quot;;&quot;&quot;&quot;&quot;;BIN2HEX(IF([.M6];&quot;1&quot;;&quot;0&quot;));&quot;&quot;&quot;&quot;;&quot; &amp; x&quot;;&quot;&quot;&quot;&quot;;BIN2HEX(COM.MICROSOFT.CONCAT(IF([.N6];&quot;1&quot;;&quot;0&quot;);IF([.O6];&quot;1&quot;;&quot;0&quot;);IF([.P6];&quot;1&quot;;&quot;0&quot;);IF([.Q6];&quot;1&quot;;&quot;0&quot;)));&quot;&quot;&quot;&quot;;&quot;,&quot;)" office:value-type="string" office:string-value="3 =&gt; &quot;1&quot; &amp; x&quot;F&quot;," calcext:value-type="string">
            <text:p>3 =&gt; "1" &amp; x"F",</text:p>
          </table:table-cell>
          <table:table-cell table:formula="of:=[.T6]" office:value-type="string" office:string-value="3 =&gt; &quot;1&quot; &amp; x&quot;F&quot;," calcext:value-type="string">
            <text:p>3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7];&quot;1&quot;; &quot;0&quot;);IF([.C7];&quot;1&quot;; &quot;0&quot;);IF([.D7];&quot;1&quot;; &quot;0&quot;);IF([.E7];&quot;1&quot;; &quot;0&quot;);IF([.F7];&quot;1&quot;; &quot;0&quot;)))" office:value-type="string" office:string-value="A" calcext:value-type="string">
            <text:p>A</text:p>
          </table:table-cell>
          <table:table-cell/>
          <table:table-cell table:formula="of:=COM.MICROSOFT.CONCAT([.A7];&quot; =&gt; &quot;;&quot;&quot;&quot;&quot;;BIN2HEX(IF([.B7];&quot;1&quot;;&quot;0&quot;));&quot;&quot;&quot;&quot;;&quot; &amp; x&quot;;&quot;&quot;&quot;&quot;;BIN2HEX(COM.MICROSOFT.CONCAT(IF([.C7];&quot;1&quot;;&quot;0&quot;);IF([.D7];&quot;1&quot;;&quot;0&quot;);IF([.E7];&quot;1&quot;;&quot;0&quot;);IF([.F7];&quot;1&quot;;&quot;0&quot;)));&quot;&quot;&quot;&quot;;&quot;,&quot;)" office:value-type="string" office:string-value="4 =&gt; &quot;0&quot; &amp; x&quot;A&quot;," calcext:value-type="string">
            <text:p>4 =&gt; "0" &amp; x"A",</text:p>
          </table:table-cell>
          <table:table-cell table:formula="of:=[.I7]" office:value-type="string" office:string-value="4 =&gt; &quot;0&quot; &amp; x&quot;A&quot;," calcext:value-type="string">
            <text:p>4 =&gt; "0" &amp; x"A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7];&quot;1&quot;; &quot;0&quot;);IF([.N7];&quot;1&quot;; &quot;0&quot;);IF([.O7];&quot;1&quot;; &quot;0&quot;);IF([.P7];&quot;1&quot;; &quot;0&quot;);IF([.Q7];&quot;1&quot;; &quot;0&quot;)))" office:value-type="string" office:string-value="E" calcext:value-type="string">
            <text:p>E</text:p>
          </table:table-cell>
          <table:table-cell/>
          <table:table-cell table:formula="of:=COM.MICROSOFT.CONCAT([.L7];&quot; =&gt; &quot;;&quot;&quot;&quot;&quot;;BIN2HEX(IF([.M7];&quot;1&quot;;&quot;0&quot;));&quot;&quot;&quot;&quot;;&quot; &amp; x&quot;;&quot;&quot;&quot;&quot;;BIN2HEX(COM.MICROSOFT.CONCAT(IF([.N7];&quot;1&quot;;&quot;0&quot;);IF([.O7];&quot;1&quot;;&quot;0&quot;);IF([.P7];&quot;1&quot;;&quot;0&quot;);IF([.Q7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T7]" office:value-type="string" office:string-value="4 =&gt; &quot;0&quot; &amp; x&quot;E&quot;," calcext:value-type="string">
            <text:p>4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8];&quot;1&quot;; &quot;0&quot;);IF([.C8];&quot;1&quot;; &quot;0&quot;);IF([.D8];&quot;1&quot;; &quot;0&quot;);IF([.E8];&quot;1&quot;; &quot;0&quot;);IF([.F8];&quot;1&quot;; &quot;0&quot;)))" office:value-type="string" office:string-value="4" calcext:value-type="string">
            <text:p>4</text:p>
          </table:table-cell>
          <table:table-cell/>
          <table:table-cell table:formula="of:=COM.MICROSOFT.CONCAT([.A8];&quot; =&gt; &quot;;&quot;&quot;&quot;&quot;;BIN2HEX(IF([.B8];&quot;1&quot;;&quot;0&quot;));&quot;&quot;&quot;&quot;;&quot; &amp; x&quot;;&quot;&quot;&quot;&quot;;BIN2HEX(COM.MICROSOFT.CONCAT(IF([.C8];&quot;1&quot;;&quot;0&quot;);IF([.D8];&quot;1&quot;;&quot;0&quot;);IF([.E8];&quot;1&quot;;&quot;0&quot;);IF([.F8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I8]" office:value-type="string" office:string-value="5 =&gt; &quot;0&quot; &amp; x&quot;4&quot;," calcext:value-type="string">
            <text:p>5 =&gt; "0" &amp; x"4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8];&quot;1&quot;; &quot;0&quot;);IF([.N8];&quot;1&quot;; &quot;0&quot;);IF([.O8];&quot;1&quot;; &quot;0&quot;);IF([.P8];&quot;1&quot;; &quot;0&quot;);IF([.Q8];&quot;1&quot;; &quot;0&quot;)))" office:value-type="string" office:string-value="4" calcext:value-type="string">
            <text:p>4</text:p>
          </table:table-cell>
          <table:table-cell/>
          <table:table-cell table:formula="of:=COM.MICROSOFT.CONCAT([.L8];&quot; =&gt; &quot;;&quot;&quot;&quot;&quot;;BIN2HEX(IF([.M8];&quot;1&quot;;&quot;0&quot;));&quot;&quot;&quot;&quot;;&quot; &amp; x&quot;;&quot;&quot;&quot;&quot;;BIN2HEX(COM.MICROSOFT.CONCAT(IF([.N8];&quot;1&quot;;&quot;0&quot;);IF([.O8];&quot;1&quot;;&quot;0&quot;);IF([.P8];&quot;1&quot;;&quot;0&quot;);IF([.Q8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T8]" office:value-type="string" office:string-value="5 =&gt; &quot;0&quot; &amp; x&quot;4&quot;," calcext:value-type="string">
            <text:p>5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B9];&quot;1&quot;; &quot;0&quot;);IF([.C9];&quot;1&quot;; &quot;0&quot;);IF([.D9];&quot;1&quot;; &quot;0&quot;);IF([.E9];&quot;1&quot;; &quot;0&quot;);IF([.F9];&quot;1&quot;; &quot;0&quot;)))" office:value-type="string" office:string-value="0" calcext:value-type="string">
            <text:p>0</text:p>
          </table:table-cell>
          <table:table-cell/>
          <table:table-cell table:formula="of:=COM.MICROSOFT.CONCAT([.A9];&quot; =&gt; &quot;;&quot;&quot;&quot;&quot;;BIN2HEX(IF([.B9];&quot;1&quot;;&quot;0&quot;));&quot;&quot;&quot;&quot;;&quot; &amp; x&quot;;&quot;&quot;&quot;&quot;;BIN2HEX(COM.MICROSOFT.CONCAT(IF([.C9];&quot;1&quot;;&quot;0&quot;);IF([.D9];&quot;1&quot;;&quot;0&quot;);IF([.E9];&quot;1&quot;;&quot;0&quot;);IF([.F9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I9]" office:value-type="string" office:string-value="6 =&gt; &quot;0&quot; &amp; x&quot;0&quot;," calcext:value-type="string">
            <text:p>6 =&gt; "0" &amp; x"0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M9];&quot;1&quot;; &quot;0&quot;);IF([.N9];&quot;1&quot;; &quot;0&quot;);IF([.O9];&quot;1&quot;; &quot;0&quot;);IF([.P9];&quot;1&quot;; &quot;0&quot;);IF([.Q9];&quot;1&quot;; &quot;0&quot;)))" office:value-type="string" office:string-value="0" calcext:value-type="string">
            <text:p>0</text:p>
          </table:table-cell>
          <table:table-cell/>
          <table:table-cell table:formula="of:=COM.MICROSOFT.CONCAT([.L9];&quot; =&gt; &quot;;&quot;&quot;&quot;&quot;;BIN2HEX(IF([.M9];&quot;1&quot;;&quot;0&quot;));&quot;&quot;&quot;&quot;;&quot; &amp; x&quot;;&quot;&quot;&quot;&quot;;BIN2HEX(COM.MICROSOFT.CONCAT(IF([.N9];&quot;1&quot;;&quot;0&quot;);IF([.O9];&quot;1&quot;;&quot;0&quot;);IF([.P9];&quot;1&quot;;&quot;0&quot;);IF([.Q9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T9]" office:value-type="string" office:string-value="6 =&gt; &quot;0&quot; &amp; x&quot;0&quot;," calcext:value-type="string">
            <text:p>6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B10];&quot;1&quot;; &quot;0&quot;);IF([.C10];&quot;1&quot;; &quot;0&quot;);IF([.D10];&quot;1&quot;; &quot;0&quot;);IF([.E10];&quot;1&quot;; &quot;0&quot;);IF([.F10];&quot;1&quot;; &quot;0&quot;)))" office:value-type="string" office:string-value="0" calcext:value-type="string">
            <text:p>0</text:p>
          </table:table-cell>
          <table:table-cell/>
          <table:table-cell table:formula="of:=COM.MICROSOFT.CONCAT(;[.A10];&quot; =&gt; &quot;;&quot;&quot;&quot;&quot;;BIN2HEX(IF([.B10];&quot;1&quot;;&quot;0&quot;));&quot;&quot;&quot;&quot;;&quot; &amp; x&quot;;&quot;&quot;&quot;&quot;;BIN2HEX(COM.MICROSOFT.CONCAT(IF([.C10];&quot;1&quot;;&quot;0&quot;);IF([.D10];&quot;1&quot;;&quot;0&quot;);IF([.E10];&quot;1&quot;;&quot;0&quot;);IF([.F10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A10];&quot; =&gt; &quot;;&quot;&quot;&quot;&quot;;BIN2HEX(IF([.B10];&quot;1&quot;;&quot;0&quot;));&quot;&quot;&quot;&quot;;&quot; &amp; x&quot;;&quot;&quot;&quot;&quot;;BIN2HEX(COM.MICROSOFT.CONCAT(IF([.C10];&quot;1&quot;;&quot;0&quot;);IF([.D10];&quot;1&quot;;&quot;0&quot;);IF([.E10];&quot;1&quot;;&quot;0&quot;);IF([.F10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M10];&quot;1&quot;; &quot;0&quot;);IF([.N10];&quot;1&quot;; &quot;0&quot;);IF([.O10];&quot;1&quot;; &quot;0&quot;);IF([.P10];&quot;1&quot;; &quot;0&quot;);IF([.Q10];&quot;1&quot;; &quot;0&quot;)))" office:value-type="string" office:string-value="0" calcext:value-type="string">
            <text:p>0</text:p>
          </table:table-cell>
          <table:table-cell/>
          <table:table-cell table:formula="of:=COM.MICROSOFT.CONCAT(;[.L10];&quot; =&gt; &quot;;&quot;&quot;&quot;&quot;;BIN2HEX(IF([.M10];&quot;1&quot;;&quot;0&quot;));&quot;&quot;&quot;&quot;;&quot; &amp; x&quot;;&quot;&quot;&quot;&quot;;BIN2HEX(COM.MICROSOFT.CONCAT(IF([.N10];&quot;1&quot;;&quot;0&quot;);IF([.O10];&quot;1&quot;;&quot;0&quot;);IF([.P10];&quot;1&quot;;&quot;0&quot;);IF([.Q10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L10];&quot; =&gt; &quot;;&quot;&quot;&quot;&quot;;BIN2HEX(IF([.M10];&quot;1&quot;;&quot;0&quot;));&quot;&quot;&quot;&quot;;&quot; &amp; x&quot;;&quot;&quot;&quot;&quot;;BIN2HEX(COM.MICROSOFT.CONCAT(IF([.N10];&quot;1&quot;;&quot;0&quot;);IF([.O10];&quot;1&quot;;&quot;0&quot;);IF([.P10];&quot;1&quot;;&quot;0&quot;);IF([.Q10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11];&quot;1&quot;; &quot;0&quot;);IF([.C11];&quot;1&quot;; &quot;0&quot;);IF([.D11];&quot;1&quot;; &quot;0&quot;);IF([.E11];&quot;1&quot;; &quot;0&quot;);IF([.F11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11];&quot; =&gt; &quot;;&quot;&quot;&quot;&quot;;BIN2HEX(IF([.B11];&quot;1&quot;;&quot;0&quot;));&quot;&quot;&quot;&quot;;&quot; &amp; x&quot;;&quot;&quot;&quot;&quot;;BIN2HEX(COM.MICROSOFT.CONCAT(IF([.C11];&quot;1&quot;;&quot;0&quot;);IF([.D11];&quot;1&quot;;&quot;0&quot;);IF([.E11];&quot;1&quot;;&quot;0&quot;);IF([.F11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11];&quot;1&quot;; &quot;0&quot;);IF([.N11];&quot;1&quot;; &quot;0&quot;);IF([.O11];&quot;1&quot;; &quot;0&quot;);IF([.P11];&quot;1&quot;; &quot;0&quot;);IF([.Q11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11];&quot; =&gt; &quot;;&quot;&quot;&quot;&quot;;BIN2HEX(IF([.M11];&quot;1&quot;;&quot;0&quot;));&quot;&quot;&quot;&quot;;&quot; &amp; x&quot;;&quot;&quot;&quot;&quot;;BIN2HEX(COM.MICROSOFT.CONCAT(IF([.N11];&quot;1&quot;;&quot;0&quot;);IF([.O11];&quot;1&quot;;&quot;0&quot;);IF([.P11];&quot;1&quot;;&quot;0&quot;);IF([.Q11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12];&quot;1&quot;; &quot;0&quot;);IF([.C12];&quot;1&quot;; &quot;0&quot;);IF([.D12];&quot;1&quot;; &quot;0&quot;);IF([.E12];&quot;1&quot;; &quot;0&quot;);IF([.F12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12];&quot; =&gt; &quot;;&quot;&quot;&quot;&quot;;BIN2HEX(IF([.B12];&quot;1&quot;;&quot;0&quot;));&quot;&quot;&quot;&quot;;&quot; &amp; x&quot;;&quot;&quot;&quot;&quot;;BIN2HEX(COM.MICROSOFT.CONCAT(IF([.C12];&quot;1&quot;;&quot;0&quot;);IF([.D12];&quot;1&quot;;&quot;0&quot;);IF([.E12];&quot;1&quot;;&quot;0&quot;);IF([.F12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12];&quot;1&quot;; &quot;0&quot;);IF([.N12];&quot;1&quot;; &quot;0&quot;);IF([.O12];&quot;1&quot;; &quot;0&quot;);IF([.P12];&quot;1&quot;; &quot;0&quot;);IF([.Q12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12];&quot; =&gt; &quot;;&quot;&quot;&quot;&quot;;BIN2HEX(IF([.M12];&quot;1&quot;;&quot;0&quot;));&quot;&quot;&quot;&quot;;&quot; &amp; x&quot;;&quot;&quot;&quot;&quot;;BIN2HEX(COM.MICROSOFT.CONCAT(IF([.N12];&quot;1&quot;;&quot;0&quot;);IF([.O12];&quot;1&quot;;&quot;0&quot;);IF([.P12];&quot;1&quot;;&quot;0&quot;);IF([.Q12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B15];&quot;1&quot;; &quot;0&quot;);IF([.C15];&quot;1&quot;; &quot;0&quot;);IF([.D15];&quot;1&quot;; &quot;0&quot;);IF([.E15];&quot;1&quot;; &quot;0&quot;);IF([.F15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A15];&quot; =&gt; &quot;;&quot;&quot;&quot;&quot;;BIN2HEX(IF([.B15];&quot;1&quot;;&quot;0&quot;));&quot;&quot;&quot;&quot;;&quot; &amp; x&quot;;&quot;&quot;&quot;&quot;;BIN2HEX(COM.MICROSOFT.CONCAT(IF([.C15];&quot;1&quot;;&quot;0&quot;);IF([.D15];&quot;1&quot;;&quot;0&quot;);IF([.E15];&quot;1&quot;;&quot;0&quot;);IF([.F15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I15]" office:value-type="string" office:string-value=":= (0 =&gt; &quot;0&quot; &amp; x&quot;0&quot;," calcext:value-type="string">
            <text:p>:= (0 =&gt; "0" &amp; x"0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M15];&quot;1&quot;; &quot;0&quot;);IF([.N15];&quot;1&quot;; &quot;0&quot;);IF([.O15];&quot;1&quot;; &quot;0&quot;);IF([.P15];&quot;1&quot;; &quot;0&quot;);IF([.Q15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L15];&quot; =&gt; &quot;;&quot;&quot;&quot;&quot;;BIN2HEX(IF([.M15];&quot;1&quot;;&quot;0&quot;));&quot;&quot;&quot;&quot;;&quot; &amp; x&quot;;&quot;&quot;&quot;&quot;;BIN2HEX(COM.MICROSOFT.CONCAT(IF([.N15];&quot;1&quot;;&quot;0&quot;);IF([.O15];&quot;1&quot;;&quot;0&quot;);IF([.P15];&quot;1&quot;;&quot;0&quot;);IF([.Q15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T15]" office:value-type="string" office:string-value=":= (0 =&gt; &quot;0&quot; &amp; x&quot;0&quot;," calcext:value-type="string">
            <text:p>:= (0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16];&quot;1&quot;; &quot;0&quot;);IF([.C16];&quot;1&quot;; &quot;0&quot;);IF([.D16];&quot;1&quot;; &quot;0&quot;);IF([.E16];&quot;1&quot;; &quot;0&quot;);IF([.F16];&quot;1&quot;; &quot;0&quot;)))" office:value-type="string" office:string-value="A" calcext:value-type="string">
            <text:p>A</text:p>
          </table:table-cell>
          <table:table-cell/>
          <table:table-cell table:formula="of:=COM.MICROSOFT.CONCAT([.A16];&quot; =&gt; &quot;;&quot;&quot;&quot;&quot;;BIN2HEX(IF([.B16];&quot;1&quot;;&quot;0&quot;));&quot;&quot;&quot;&quot;;&quot; &amp; x&quot;;&quot;&quot;&quot;&quot;;BIN2HEX(COM.MICROSOFT.CONCAT(IF([.C16];&quot;1&quot;;&quot;0&quot;);IF([.D16];&quot;1&quot;;&quot;0&quot;);IF([.E16];&quot;1&quot;;&quot;0&quot;);IF([.F16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16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16];&quot;1&quot;; &quot;0&quot;);IF([.N16];&quot;1&quot;; &quot;0&quot;);IF([.O16];&quot;1&quot;; &quot;0&quot;);IF([.P16];&quot;1&quot;; &quot;0&quot;);IF([.Q16];&quot;1&quot;; &quot;0&quot;)))" office:value-type="string" office:string-value="A" calcext:value-type="string">
            <text:p>A</text:p>
          </table:table-cell>
          <table:table-cell/>
          <table:table-cell table:formula="of:=COM.MICROSOFT.CONCAT([.L16];&quot; =&gt; &quot;;&quot;&quot;&quot;&quot;;BIN2HEX(IF([.M16];&quot;1&quot;;&quot;0&quot;));&quot;&quot;&quot;&quot;;&quot; &amp; x&quot;;&quot;&quot;&quot;&quot;;BIN2HEX(COM.MICROSOFT.CONCAT(IF([.N16];&quot;1&quot;;&quot;0&quot;);IF([.O16];&quot;1&quot;;&quot;0&quot;);IF([.P16];&quot;1&quot;;&quot;0&quot;);IF([.Q16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T16]" office:value-type="string" office:string-value="1 =&gt; &quot;0&quot; &amp; x&quot;A&quot;," calcext:value-type="string">
            <text:p>1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7];&quot;1&quot;; &quot;0&quot;);IF([.C17];&quot;1&quot;; &quot;0&quot;);IF([.D17];&quot;1&quot;; &quot;0&quot;);IF([.E17];&quot;1&quot;; &quot;0&quot;);IF([.F17];&quot;1&quot;; &quot;0&quot;)))" office:value-type="string" office:string-value="15" calcext:value-type="string">
            <text:p>15</text:p>
          </table:table-cell>
          <table:table-cell/>
          <table:table-cell table:formula="of:=COM.MICROSOFT.CONCAT([.A17];&quot; =&gt; &quot;;&quot;&quot;&quot;&quot;;BIN2HEX(IF([.B17];&quot;1&quot;;&quot;0&quot;));&quot;&quot;&quot;&quot;;&quot; &amp; x&quot;;&quot;&quot;&quot;&quot;;BIN2HEX(COM.MICROSOFT.CONCAT(IF([.C17];&quot;1&quot;;&quot;0&quot;);IF([.D17];&quot;1&quot;;&quot;0&quot;);IF([.E17];&quot;1&quot;;&quot;0&quot;);IF([.F17];&quot;1&quot;;&quot;0&quot;)));&quot;&quot;&quot;&quot;;&quot;,&quot;)" office:value-type="string" office:string-value="2 =&gt; &quot;1&quot; &amp; x&quot;5&quot;," calcext:value-type="string">
            <text:p>2 =&gt; "1" &amp; x"5",</text:p>
          </table:table-cell>
          <table:table-cell table:formula="of:=[.I17]" office:value-type="string" office:string-value="2 =&gt; &quot;1&quot; &amp; x&quot;5&quot;," calcext:value-type="string">
            <text:p>2 =&gt; "1" &amp; x"5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17];&quot;1&quot;; &quot;0&quot;);IF([.N17];&quot;1&quot;; &quot;0&quot;);IF([.O17];&quot;1&quot;; &quot;0&quot;);IF([.P17];&quot;1&quot;; &quot;0&quot;);IF([.Q17];&quot;1&quot;; &quot;0&quot;)))" office:value-type="string" office:string-value="1F" calcext:value-type="string">
            <text:p>1F</text:p>
          </table:table-cell>
          <table:table-cell/>
          <table:table-cell table:formula="of:=COM.MICROSOFT.CONCAT([.L17];&quot; =&gt; &quot;;&quot;&quot;&quot;&quot;;BIN2HEX(IF([.M17];&quot;1&quot;;&quot;0&quot;));&quot;&quot;&quot;&quot;;&quot; &amp; x&quot;;&quot;&quot;&quot;&quot;;BIN2HEX(COM.MICROSOFT.CONCAT(IF([.N17];&quot;1&quot;;&quot;0&quot;);IF([.O17];&quot;1&quot;;&quot;0&quot;);IF([.P17];&quot;1&quot;;&quot;0&quot;);IF([.Q17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17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8];&quot;1&quot;; &quot;0&quot;);IF([.C18];&quot;1&quot;; &quot;0&quot;);IF([.D18];&quot;1&quot;; &quot;0&quot;);IF([.E18];&quot;1&quot;; &quot;0&quot;);IF([.F18];&quot;1&quot;; &quot;0&quot;)))" office:value-type="string" office:string-value="11" calcext:value-type="string">
            <text:p>11</text:p>
          </table:table-cell>
          <table:table-cell/>
          <table:table-cell table:formula="of:=COM.MICROSOFT.CONCAT([.A18];&quot; =&gt; &quot;;&quot;&quot;&quot;&quot;;BIN2HEX(IF([.B18];&quot;1&quot;;&quot;0&quot;));&quot;&quot;&quot;&quot;;&quot; &amp; x&quot;;&quot;&quot;&quot;&quot;;BIN2HEX(COM.MICROSOFT.CONCAT(IF([.C18];&quot;1&quot;;&quot;0&quot;);IF([.D18];&quot;1&quot;;&quot;0&quot;);IF([.E18];&quot;1&quot;;&quot;0&quot;);IF([.F18];&quot;1&quot;;&quot;0&quot;)));&quot;&quot;&quot;&quot;;&quot;,&quot;)" office:value-type="string" office:string-value="3 =&gt; &quot;1&quot; &amp; x&quot;1&quot;," calcext:value-type="string">
            <text:p>3 =&gt; "1" &amp; x"1",</text:p>
          </table:table-cell>
          <table:table-cell table:formula="of:=[.I18]" office:value-type="string" office:string-value="3 =&gt; &quot;1&quot; &amp; x&quot;1&quot;," calcext:value-type="string">
            <text:p>3 =&gt; "1" &amp; x"1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M18];&quot;1&quot;; &quot;0&quot;);IF([.N18];&quot;1&quot;; &quot;0&quot;);IF([.O18];&quot;1&quot;; &quot;0&quot;);IF([.P18];&quot;1&quot;; &quot;0&quot;);IF([.Q18];&quot;1&quot;; &quot;0&quot;)))" office:value-type="string" office:string-value="1B" calcext:value-type="string">
            <text:p>1B</text:p>
          </table:table-cell>
          <table:table-cell/>
          <table:table-cell table:formula="of:=COM.MICROSOFT.CONCAT([.L18];&quot; =&gt; &quot;;&quot;&quot;&quot;&quot;;BIN2HEX(IF([.M18];&quot;1&quot;;&quot;0&quot;));&quot;&quot;&quot;&quot;;&quot; &amp; x&quot;;&quot;&quot;&quot;&quot;;BIN2HEX(COM.MICROSOFT.CONCAT(IF([.N18];&quot;1&quot;;&quot;0&quot;);IF([.O18];&quot;1&quot;;&quot;0&quot;);IF([.P18];&quot;1&quot;;&quot;0&quot;);IF([.Q18];&quot;1&quot;;&quot;0&quot;)));&quot;&quot;&quot;&quot;;&quot;,&quot;)" office:value-type="string" office:string-value="3 =&gt; &quot;1&quot; &amp; x&quot;B&quot;," calcext:value-type="string">
            <text:p>3 =&gt; "1" &amp; x"B",</text:p>
          </table:table-cell>
          <table:table-cell table:formula="of:=[.T18]" office:value-type="string" office:string-value="3 =&gt; &quot;1&quot; &amp; x&quot;B&quot;," calcext:value-type="string">
            <text:p>3 =&gt; "1" &amp; x"B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9];&quot;1&quot;; &quot;0&quot;);IF([.C19];&quot;1&quot;; &quot;0&quot;);IF([.D19];&quot;1&quot;; &quot;0&quot;);IF([.E19];&quot;1&quot;; &quot;0&quot;);IF([.F19];&quot;1&quot;; &quot;0&quot;)))" office:value-type="string" office:string-value="11" calcext:value-type="string">
            <text:p>11</text:p>
          </table:table-cell>
          <table:table-cell/>
          <table:table-cell table:formula="of:=COM.MICROSOFT.CONCAT([.A19];&quot; =&gt; &quot;;&quot;&quot;&quot;&quot;;BIN2HEX(IF([.B19];&quot;1&quot;;&quot;0&quot;));&quot;&quot;&quot;&quot;;&quot; &amp; x&quot;;&quot;&quot;&quot;&quot;;BIN2HEX(COM.MICROSOFT.CONCAT(IF([.C19];&quot;1&quot;;&quot;0&quot;);IF([.D19];&quot;1&quot;;&quot;0&quot;);IF([.E19];&quot;1&quot;;&quot;0&quot;);IF([.F19];&quot;1&quot;;&quot;0&quot;)));&quot;&quot;&quot;&quot;;&quot;,&quot;)" office:value-type="string" office:string-value="4 =&gt; &quot;1&quot; &amp; x&quot;1&quot;," calcext:value-type="string">
            <text:p>4 =&gt; "1" &amp; x"1",</text:p>
          </table:table-cell>
          <table:table-cell table:formula="of:=[.I19]" office:value-type="string" office:string-value="4 =&gt; &quot;1&quot; &amp; x&quot;1&quot;," calcext:value-type="string">
            <text:p>4 =&gt; "1" &amp; x"1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19];&quot;1&quot;; &quot;0&quot;);IF([.N19];&quot;1&quot;; &quot;0&quot;);IF([.O19];&quot;1&quot;; &quot;0&quot;);IF([.P19];&quot;1&quot;; &quot;0&quot;);IF([.Q19];&quot;1&quot;; &quot;0&quot;)))" office:value-type="string" office:string-value="E" calcext:value-type="string">
            <text:p>E</text:p>
          </table:table-cell>
          <table:table-cell/>
          <table:table-cell table:formula="of:=COM.MICROSOFT.CONCAT([.L19];&quot; =&gt; &quot;;&quot;&quot;&quot;&quot;;BIN2HEX(IF([.M19];&quot;1&quot;;&quot;0&quot;));&quot;&quot;&quot;&quot;;&quot; &amp; x&quot;;&quot;&quot;&quot;&quot;;BIN2HEX(COM.MICROSOFT.CONCAT(IF([.N19];&quot;1&quot;;&quot;0&quot;);IF([.O19];&quot;1&quot;;&quot;0&quot;);IF([.P19];&quot;1&quot;;&quot;0&quot;);IF([.Q19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T19]" office:value-type="string" office:string-value="4 =&gt; &quot;0&quot; &amp; x&quot;E&quot;," calcext:value-type="string">
            <text:p>4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0];&quot;1&quot;; &quot;0&quot;);IF([.C20];&quot;1&quot;; &quot;0&quot;);IF([.D20];&quot;1&quot;; &quot;0&quot;);IF([.E20];&quot;1&quot;; &quot;0&quot;);IF([.F20];&quot;1&quot;; &quot;0&quot;)))" office:value-type="string" office:string-value="A" calcext:value-type="string">
            <text:p>A</text:p>
          </table:table-cell>
          <table:table-cell/>
          <table:table-cell table:formula="of:=COM.MICROSOFT.CONCAT([.A20];&quot; =&gt; &quot;;&quot;&quot;&quot;&quot;;BIN2HEX(IF([.B20];&quot;1&quot;;&quot;0&quot;));&quot;&quot;&quot;&quot;;&quot; &amp; x&quot;;&quot;&quot;&quot;&quot;;BIN2HEX(COM.MICROSOFT.CONCAT(IF([.C20];&quot;1&quot;;&quot;0&quot;);IF([.D20];&quot;1&quot;;&quot;0&quot;);IF([.E20];&quot;1&quot;;&quot;0&quot;);IF([.F20];&quot;1&quot;;&quot;0&quot;)));&quot;&quot;&quot;&quot;;&quot;,&quot;)" office:value-type="string" office:string-value="5 =&gt; &quot;0&quot; &amp; x&quot;A&quot;," calcext:value-type="string">
            <text:p>5 =&gt; "0" &amp; x"A",</text:p>
          </table:table-cell>
          <table:table-cell table:formula="of:=[.I20]" office:value-type="string" office:string-value="5 =&gt; &quot;0&quot; &amp; x&quot;A&quot;," calcext:value-type="string">
            <text:p>5 =&gt; "0" &amp; x"A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20];&quot;1&quot;; &quot;0&quot;);IF([.N20];&quot;1&quot;; &quot;0&quot;);IF([.O20];&quot;1&quot;; &quot;0&quot;);IF([.P20];&quot;1&quot;; &quot;0&quot;);IF([.Q20];&quot;1&quot;; &quot;0&quot;)))" office:value-type="string" office:string-value="4" calcext:value-type="string">
            <text:p>4</text:p>
          </table:table-cell>
          <table:table-cell/>
          <table:table-cell table:formula="of:=COM.MICROSOFT.CONCAT([.L20];&quot; =&gt; &quot;;&quot;&quot;&quot;&quot;;BIN2HEX(IF([.M20];&quot;1&quot;;&quot;0&quot;));&quot;&quot;&quot;&quot;;&quot; &amp; x&quot;;&quot;&quot;&quot;&quot;;BIN2HEX(COM.MICROSOFT.CONCAT(IF([.N20];&quot;1&quot;;&quot;0&quot;);IF([.O20];&quot;1&quot;;&quot;0&quot;);IF([.P20];&quot;1&quot;;&quot;0&quot;);IF([.Q20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T20]" office:value-type="string" office:string-value="5 =&gt; &quot;0&quot; &amp; x&quot;4&quot;," calcext:value-type="string">
            <text:p>5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21];&quot;1&quot;; &quot;0&quot;);IF([.C21];&quot;1&quot;; &quot;0&quot;);IF([.D21];&quot;1&quot;; &quot;0&quot;);IF([.E21];&quot;1&quot;; &quot;0&quot;);IF([.F21];&quot;1&quot;; &quot;0&quot;)))" office:value-type="string" office:string-value="4" calcext:value-type="string">
            <text:p>4</text:p>
          </table:table-cell>
          <table:table-cell/>
          <table:table-cell table:formula="of:=COM.MICROSOFT.CONCAT([.A21];&quot; =&gt; &quot;;&quot;&quot;&quot;&quot;;BIN2HEX(IF([.B21];&quot;1&quot;;&quot;0&quot;));&quot;&quot;&quot;&quot;;&quot; &amp; x&quot;;&quot;&quot;&quot;&quot;;BIN2HEX(COM.MICROSOFT.CONCAT(IF([.C21];&quot;1&quot;;&quot;0&quot;);IF([.D21];&quot;1&quot;;&quot;0&quot;);IF([.E21];&quot;1&quot;;&quot;0&quot;);IF([.F21];&quot;1&quot;;&quot;0&quot;)));&quot;&quot;&quot;&quot;;&quot;,&quot;)" office:value-type="string" office:string-value="6 =&gt; &quot;0&quot; &amp; x&quot;4&quot;," calcext:value-type="string">
            <text:p>6 =&gt; "0" &amp; x"4",</text:p>
          </table:table-cell>
          <table:table-cell table:formula="of:=[.I21]" office:value-type="string" office:string-value="6 =&gt; &quot;0&quot; &amp; x&quot;4&quot;," calcext:value-type="string">
            <text:p>6 =&gt; "0" &amp; x"4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M21];&quot;1&quot;; &quot;0&quot;);IF([.N21];&quot;1&quot;; &quot;0&quot;);IF([.O21];&quot;1&quot;; &quot;0&quot;);IF([.P21];&quot;1&quot;; &quot;0&quot;);IF([.Q21];&quot;1&quot;; &quot;0&quot;)))" office:value-type="string" office:string-value="0" calcext:value-type="string">
            <text:p>0</text:p>
          </table:table-cell>
          <table:table-cell/>
          <table:table-cell table:formula="of:=COM.MICROSOFT.CONCAT([.L21];&quot; =&gt; &quot;;&quot;&quot;&quot;&quot;;BIN2HEX(IF([.M21];&quot;1&quot;;&quot;0&quot;));&quot;&quot;&quot;&quot;;&quot; &amp; x&quot;;&quot;&quot;&quot;&quot;;BIN2HEX(COM.MICROSOFT.CONCAT(IF([.N21];&quot;1&quot;;&quot;0&quot;);IF([.O21];&quot;1&quot;;&quot;0&quot;);IF([.P21];&quot;1&quot;;&quot;0&quot;);IF([.Q21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T21]" office:value-type="string" office:string-value="6 =&gt; &quot;0&quot; &amp; x&quot;0&quot;," calcext:value-type="string">
            <text:p>6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B22];&quot;1&quot;; &quot;0&quot;);IF([.C22];&quot;1&quot;; &quot;0&quot;);IF([.D22];&quot;1&quot;; &quot;0&quot;);IF([.E22];&quot;1&quot;; &quot;0&quot;);IF([.F22];&quot;1&quot;; &quot;0&quot;)))" office:value-type="string" office:string-value="0" calcext:value-type="string">
            <text:p>0</text:p>
          </table:table-cell>
          <table:table-cell/>
          <table:table-cell table:formula="of:=COM.MICROSOFT.CONCAT(;[.A22];&quot; =&gt; &quot;;&quot;&quot;&quot;&quot;;BIN2HEX(IF([.B22];&quot;1&quot;;&quot;0&quot;));&quot;&quot;&quot;&quot;;&quot; &amp; x&quot;;&quot;&quot;&quot;&quot;;BIN2HEX(COM.MICROSOFT.CONCAT(IF([.C22];&quot;1&quot;;&quot;0&quot;);IF([.D22];&quot;1&quot;;&quot;0&quot;);IF([.E22];&quot;1&quot;;&quot;0&quot;);IF([.F22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A22];&quot; =&gt; &quot;;&quot;&quot;&quot;&quot;;BIN2HEX(IF([.B22];&quot;1&quot;;&quot;0&quot;));&quot;&quot;&quot;&quot;;&quot; &amp; x&quot;;&quot;&quot;&quot;&quot;;BIN2HEX(COM.MICROSOFT.CONCAT(IF([.C22];&quot;1&quot;;&quot;0&quot;);IF([.D22];&quot;1&quot;;&quot;0&quot;);IF([.E22];&quot;1&quot;;&quot;0&quot;);IF([.F22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M22];&quot;1&quot;; &quot;0&quot;);IF([.N22];&quot;1&quot;; &quot;0&quot;);IF([.O22];&quot;1&quot;; &quot;0&quot;);IF([.P22];&quot;1&quot;; &quot;0&quot;);IF([.Q22];&quot;1&quot;; &quot;0&quot;)))" office:value-type="string" office:string-value="0" calcext:value-type="string">
            <text:p>0</text:p>
          </table:table-cell>
          <table:table-cell/>
          <table:table-cell table:formula="of:=COM.MICROSOFT.CONCAT(;[.L22];&quot; =&gt; &quot;;&quot;&quot;&quot;&quot;;BIN2HEX(IF([.M22];&quot;1&quot;;&quot;0&quot;));&quot;&quot;&quot;&quot;;&quot; &amp; x&quot;;&quot;&quot;&quot;&quot;;BIN2HEX(COM.MICROSOFT.CONCAT(IF([.N22];&quot;1&quot;;&quot;0&quot;);IF([.O22];&quot;1&quot;;&quot;0&quot;);IF([.P22];&quot;1&quot;;&quot;0&quot;);IF([.Q22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L22];&quot; =&gt; &quot;;&quot;&quot;&quot;&quot;;BIN2HEX(IF([.M22];&quot;1&quot;;&quot;0&quot;));&quot;&quot;&quot;&quot;;&quot; &amp; x&quot;;&quot;&quot;&quot;&quot;;BIN2HEX(COM.MICROSOFT.CONCAT(IF([.N22];&quot;1&quot;;&quot;0&quot;);IF([.O22];&quot;1&quot;;&quot;0&quot;);IF([.P22];&quot;1&quot;;&quot;0&quot;);IF([.Q22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23];&quot;1&quot;; &quot;0&quot;);IF([.C23];&quot;1&quot;; &quot;0&quot;);IF([.D23];&quot;1&quot;; &quot;0&quot;);IF([.E23];&quot;1&quot;; &quot;0&quot;);IF([.F23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23];&quot; =&gt; &quot;;&quot;&quot;&quot;&quot;;BIN2HEX(IF([.B23];&quot;1&quot;;&quot;0&quot;));&quot;&quot;&quot;&quot;;&quot; &amp; x&quot;;&quot;&quot;&quot;&quot;;BIN2HEX(COM.MICROSOFT.CONCAT(IF([.C23];&quot;1&quot;;&quot;0&quot;);IF([.D23];&quot;1&quot;;&quot;0&quot;);IF([.E23];&quot;1&quot;;&quot;0&quot;);IF([.F23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23];&quot;1&quot;; &quot;0&quot;);IF([.N23];&quot;1&quot;; &quot;0&quot;);IF([.O23];&quot;1&quot;; &quot;0&quot;);IF([.P23];&quot;1&quot;; &quot;0&quot;);IF([.Q23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23];&quot; =&gt; &quot;;&quot;&quot;&quot;&quot;;BIN2HEX(IF([.M23];&quot;1&quot;;&quot;0&quot;));&quot;&quot;&quot;&quot;;&quot; &amp; x&quot;;&quot;&quot;&quot;&quot;;BIN2HEX(COM.MICROSOFT.CONCAT(IF([.N23];&quot;1&quot;;&quot;0&quot;);IF([.O23];&quot;1&quot;;&quot;0&quot;);IF([.P23];&quot;1&quot;;&quot;0&quot;);IF([.Q23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24];&quot;1&quot;; &quot;0&quot;);IF([.C24];&quot;1&quot;; &quot;0&quot;);IF([.D24];&quot;1&quot;; &quot;0&quot;);IF([.E24];&quot;1&quot;; &quot;0&quot;);IF([.F24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24];&quot; =&gt; &quot;;&quot;&quot;&quot;&quot;;BIN2HEX(IF([.B24];&quot;1&quot;;&quot;0&quot;));&quot;&quot;&quot;&quot;;&quot; &amp; x&quot;;&quot;&quot;&quot;&quot;;BIN2HEX(COM.MICROSOFT.CONCAT(IF([.C24];&quot;1&quot;;&quot;0&quot;);IF([.D24];&quot;1&quot;;&quot;0&quot;);IF([.E24];&quot;1&quot;;&quot;0&quot;);IF([.F24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24];&quot;1&quot;; &quot;0&quot;);IF([.N24];&quot;1&quot;; &quot;0&quot;);IF([.O24];&quot;1&quot;; &quot;0&quot;);IF([.P24];&quot;1&quot;; &quot;0&quot;);IF([.Q24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24];&quot; =&gt; &quot;;&quot;&quot;&quot;&quot;;BIN2HEX(IF([.M24];&quot;1&quot;;&quot;0&quot;));&quot;&quot;&quot;&quot;;&quot; &amp; x&quot;;&quot;&quot;&quot;&quot;;BIN2HEX(COM.MICROSOFT.CONCAT(IF([.N24];&quot;1&quot;;&quot;0&quot;);IF([.O24];&quot;1&quot;;&quot;0&quot;);IF([.P24];&quot;1&quot;;&quot;0&quot;);IF([.Q24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7];&quot;1&quot;; &quot;0&quot;);IF([.C27];&quot;1&quot;; &quot;0&quot;);IF([.D27];&quot;1&quot;; &quot;0&quot;);IF([.E27];&quot;1&quot;; &quot;0&quot;);IF([.F27];&quot;1&quot;; &quot;0&quot;)))" office:value-type="string" office:string-value="E" calcext:value-type="string">
            <text:p>E</text:p>
          </table:table-cell>
          <table:table-cell/>
          <table:table-cell table:formula="of:=COM.MICROSOFT.CONCAT(&quot;:= (&quot;;[.A27];&quot; =&gt; &quot;;&quot;&quot;&quot;&quot;;BIN2HEX(IF([.B27];&quot;1&quot;;&quot;0&quot;));&quot;&quot;&quot;&quot;;&quot; &amp; x&quot;;&quot;&quot;&quot;&quot;;BIN2HEX(COM.MICROSOFT.CONCAT(IF([.C27];&quot;1&quot;;&quot;0&quot;);IF([.D27];&quot;1&quot;;&quot;0&quot;);IF([.E27];&quot;1&quot;;&quot;0&quot;);IF([.F27];&quot;1&quot;;&quot;0&quot;)));&quot;&quot;&quot;&quot;;&quot;,&quot;)" office:value-type="string" office:string-value=":= (0 =&gt; &quot;0&quot; &amp; x&quot;E&quot;," calcext:value-type="string">
            <text:p>:= (0 =&gt; "0" &amp; x"E",</text:p>
          </table:table-cell>
          <table:table-cell table:formula="of:=[.I27]" office:value-type="string" office:string-value=":= (0 =&gt; &quot;0&quot; &amp; x&quot;E&quot;," calcext:value-type="string">
            <text:p>:= (0 =&gt; "0" &amp; x"E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27];&quot;1&quot;; &quot;0&quot;);IF([.N27];&quot;1&quot;; &quot;0&quot;);IF([.O27];&quot;1&quot;; &quot;0&quot;);IF([.P27];&quot;1&quot;; &quot;0&quot;);IF([.Q27];&quot;1&quot;; &quot;0&quot;)))" office:value-type="string" office:string-value="4" calcext:value-type="string">
            <text:p>4</text:p>
          </table:table-cell>
          <table:table-cell/>
          <table:table-cell table:formula="of:=COM.MICROSOFT.CONCAT(&quot;:= (&quot;;[.L27];&quot; =&gt; &quot;;&quot;&quot;&quot;&quot;;BIN2HEX(IF([.M27];&quot;1&quot;;&quot;0&quot;));&quot;&quot;&quot;&quot;;&quot; &amp; x&quot;;&quot;&quot;&quot;&quot;;BIN2HEX(COM.MICROSOFT.CONCAT(IF([.N27];&quot;1&quot;;&quot;0&quot;);IF([.O27];&quot;1&quot;;&quot;0&quot;);IF([.P27];&quot;1&quot;;&quot;0&quot;);IF([.Q27];&quot;1&quot;;&quot;0&quot;)));&quot;&quot;&quot;&quot;;&quot;,&quot;)" office:value-type="string" office:string-value=":= (0 =&gt; &quot;0&quot; &amp; x&quot;4&quot;," calcext:value-type="string">
            <text:p>:= (0 =&gt; "0" &amp; x"4",</text:p>
          </table:table-cell>
          <table:table-cell table:formula="of:=[.T27]" office:value-type="string" office:string-value=":= (0 =&gt; &quot;0&quot; &amp; x&quot;4&quot;," calcext:value-type="string">
            <text:p>:= (0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8];&quot;1&quot;; &quot;0&quot;);IF([.C28];&quot;1&quot;; &quot;0&quot;);IF([.D28];&quot;1&quot;; &quot;0&quot;);IF([.E28];&quot;1&quot;; &quot;0&quot;);IF([.F28];&quot;1&quot;; &quot;0&quot;)))" office:value-type="string" office:string-value="A" calcext:value-type="string">
            <text:p>A</text:p>
          </table:table-cell>
          <table:table-cell/>
          <table:table-cell table:formula="of:=COM.MICROSOFT.CONCAT([.A28];&quot; =&gt; &quot;;&quot;&quot;&quot;&quot;;BIN2HEX(IF([.B28];&quot;1&quot;;&quot;0&quot;));&quot;&quot;&quot;&quot;;&quot; &amp; x&quot;;&quot;&quot;&quot;&quot;;BIN2HEX(COM.MICROSOFT.CONCAT(IF([.C28];&quot;1&quot;;&quot;0&quot;);IF([.D28];&quot;1&quot;;&quot;0&quot;);IF([.E28];&quot;1&quot;;&quot;0&quot;);IF([.F28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28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28];&quot;1&quot;; &quot;0&quot;);IF([.N28];&quot;1&quot;; &quot;0&quot;);IF([.O28];&quot;1&quot;; &quot;0&quot;);IF([.P28];&quot;1&quot;; &quot;0&quot;);IF([.Q28];&quot;1&quot;; &quot;0&quot;)))" office:value-type="string" office:string-value="E" calcext:value-type="string">
            <text:p>E</text:p>
          </table:table-cell>
          <table:table-cell/>
          <table:table-cell table:formula="of:=COM.MICROSOFT.CONCAT([.L28];&quot; =&gt; &quot;;&quot;&quot;&quot;&quot;;BIN2HEX(IF([.M28];&quot;1&quot;;&quot;0&quot;));&quot;&quot;&quot;&quot;;&quot; &amp; x&quot;;&quot;&quot;&quot;&quot;;BIN2HEX(COM.MICROSOFT.CONCAT(IF([.N28];&quot;1&quot;;&quot;0&quot;);IF([.O28];&quot;1&quot;;&quot;0&quot;);IF([.P28];&quot;1&quot;;&quot;0&quot;);IF([.Q28];&quot;1&quot;;&quot;0&quot;)));&quot;&quot;&quot;&quot;;&quot;,&quot;)" office:value-type="string" office:string-value="1 =&gt; &quot;0&quot; &amp; x&quot;E&quot;," calcext:value-type="string">
            <text:p>1 =&gt; "0" &amp; x"E",</text:p>
          </table:table-cell>
          <table:table-cell table:formula="of:=[.T28]" office:value-type="string" office:string-value="1 =&gt; &quot;0&quot; &amp; x&quot;E&quot;," calcext:value-type="string">
            <text:p>1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9];&quot;1&quot;; &quot;0&quot;);IF([.C29];&quot;1&quot;; &quot;0&quot;);IF([.D29];&quot;1&quot;; &quot;0&quot;);IF([.E29];&quot;1&quot;; &quot;0&quot;);IF([.F29];&quot;1&quot;; &quot;0&quot;)))" office:value-type="string" office:string-value="E" calcext:value-type="string">
            <text:p>E</text:p>
          </table:table-cell>
          <table:table-cell/>
          <table:table-cell table:formula="of:=COM.MICROSOFT.CONCAT([.A29];&quot; =&gt; &quot;;&quot;&quot;&quot;&quot;;BIN2HEX(IF([.B29];&quot;1&quot;;&quot;0&quot;));&quot;&quot;&quot;&quot;;&quot; &amp; x&quot;;&quot;&quot;&quot;&quot;;BIN2HEX(COM.MICROSOFT.CONCAT(IF([.C29];&quot;1&quot;;&quot;0&quot;);IF([.D29];&quot;1&quot;;&quot;0&quot;);IF([.E29];&quot;1&quot;;&quot;0&quot;);IF([.F29];&quot;1&quot;;&quot;0&quot;)));&quot;&quot;&quot;&quot;;&quot;,&quot;)" office:value-type="string" office:string-value="2 =&gt; &quot;0&quot; &amp; x&quot;E&quot;," calcext:value-type="string">
            <text:p>2 =&gt; "0" &amp; x"E",</text:p>
          </table:table-cell>
          <table:table-cell table:formula="of:=[.I29]" office:value-type="string" office:string-value="2 =&gt; &quot;0&quot; &amp; x&quot;E&quot;," calcext:value-type="string">
            <text:p>2 =&gt; "0" &amp; x"E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29];&quot;1&quot;; &quot;0&quot;);IF([.N29];&quot;1&quot;; &quot;0&quot;);IF([.O29];&quot;1&quot;; &quot;0&quot;);IF([.P29];&quot;1&quot;; &quot;0&quot;);IF([.Q29];&quot;1&quot;; &quot;0&quot;)))" office:value-type="string" office:string-value="1F" calcext:value-type="string">
            <text:p>1F</text:p>
          </table:table-cell>
          <table:table-cell/>
          <table:table-cell table:formula="of:=COM.MICROSOFT.CONCAT([.L29];&quot; =&gt; &quot;;&quot;&quot;&quot;&quot;;BIN2HEX(IF([.M29];&quot;1&quot;;&quot;0&quot;));&quot;&quot;&quot;&quot;;&quot; &amp; x&quot;;&quot;&quot;&quot;&quot;;BIN2HEX(COM.MICROSOFT.CONCAT(IF([.N29];&quot;1&quot;;&quot;0&quot;);IF([.O29];&quot;1&quot;;&quot;0&quot;);IF([.P29];&quot;1&quot;;&quot;0&quot;);IF([.Q29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29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30];&quot;1&quot;; &quot;0&quot;);IF([.C30];&quot;1&quot;; &quot;0&quot;);IF([.D30];&quot;1&quot;; &quot;0&quot;);IF([.E30];&quot;1&quot;; &quot;0&quot;);IF([.F30];&quot;1&quot;; &quot;0&quot;)))" office:value-type="string" office:string-value="4" calcext:value-type="string">
            <text:p>4</text:p>
          </table:table-cell>
          <table:table-cell/>
          <table:table-cell table:formula="of:=COM.MICROSOFT.CONCAT([.A30];&quot; =&gt; &quot;;&quot;&quot;&quot;&quot;;BIN2HEX(IF([.B30];&quot;1&quot;;&quot;0&quot;));&quot;&quot;&quot;&quot;;&quot; &amp; x&quot;;&quot;&quot;&quot;&quot;;BIN2HEX(COM.MICROSOFT.CONCAT(IF([.C30];&quot;1&quot;;&quot;0&quot;);IF([.D30];&quot;1&quot;;&quot;0&quot;);IF([.E30];&quot;1&quot;;&quot;0&quot;);IF([.F30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I30]" office:value-type="string" office:string-value="3 =&gt; &quot;0&quot; &amp; x&quot;4&quot;," calcext:value-type="string">
            <text:p>3 =&gt; "0" &amp; x"4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30];&quot;1&quot;; &quot;0&quot;);IF([.N30];&quot;1&quot;; &quot;0&quot;);IF([.O30];&quot;1&quot;; &quot;0&quot;);IF([.P30];&quot;1&quot;; &quot;0&quot;);IF([.Q30];&quot;1&quot;; &quot;0&quot;)))" office:value-type="string" office:string-value="4" calcext:value-type="string">
            <text:p>4</text:p>
          </table:table-cell>
          <table:table-cell/>
          <table:table-cell table:formula="of:=COM.MICROSOFT.CONCAT([.L30];&quot; =&gt; &quot;;&quot;&quot;&quot;&quot;;BIN2HEX(IF([.M30];&quot;1&quot;;&quot;0&quot;));&quot;&quot;&quot;&quot;;&quot; &amp; x&quot;;&quot;&quot;&quot;&quot;;BIN2HEX(COM.MICROSOFT.CONCAT(IF([.N30];&quot;1&quot;;&quot;0&quot;);IF([.O30];&quot;1&quot;;&quot;0&quot;);IF([.P30];&quot;1&quot;;&quot;0&quot;);IF([.Q30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T30]" office:value-type="string" office:string-value="3 =&gt; &quot;0&quot; &amp; x&quot;4&quot;," calcext:value-type="string">
            <text:p>3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B31];&quot;1&quot;; &quot;0&quot;);IF([.C31];&quot;1&quot;; &quot;0&quot;);IF([.D31];&quot;1&quot;; &quot;0&quot;);IF([.E31];&quot;1&quot;; &quot;0&quot;);IF([.F31];&quot;1&quot;; &quot;0&quot;)))" office:value-type="string" office:string-value="1F" calcext:value-type="string">
            <text:p>1F</text:p>
          </table:table-cell>
          <table:table-cell/>
          <table:table-cell table:formula="of:=COM.MICROSOFT.CONCAT([.A31];&quot; =&gt; &quot;;&quot;&quot;&quot;&quot;;BIN2HEX(IF([.B31];&quot;1&quot;;&quot;0&quot;));&quot;&quot;&quot;&quot;;&quot; &amp; x&quot;;&quot;&quot;&quot;&quot;;BIN2HEX(COM.MICROSOFT.CONCAT(IF([.C31];&quot;1&quot;;&quot;0&quot;);IF([.D31];&quot;1&quot;;&quot;0&quot;);IF([.E31];&quot;1&quot;;&quot;0&quot;);IF([.F31];&quot;1&quot;;&quot;0&quot;)));&quot;&quot;&quot;&quot;;&quot;,&quot;)" office:value-type="string" office:string-value="4 =&gt; &quot;1&quot; &amp; x&quot;F&quot;," calcext:value-type="string">
            <text:p>4 =&gt; "1" &amp; x"F",</text:p>
          </table:table-cell>
          <table:table-cell table:formula="of:=[.I31]" office:value-type="string" office:string-value="4 =&gt; &quot;1&quot; &amp; x&quot;F&quot;," calcext:value-type="string">
            <text:p>4 =&gt; "1" &amp; x"F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31];&quot;1&quot;; &quot;0&quot;);IF([.N31];&quot;1&quot;; &quot;0&quot;);IF([.O31];&quot;1&quot;; &quot;0&quot;);IF([.P31];&quot;1&quot;; &quot;0&quot;);IF([.Q31];&quot;1&quot;; &quot;0&quot;)))" office:value-type="string" office:string-value="4" calcext:value-type="string">
            <text:p>4</text:p>
          </table:table-cell>
          <table:table-cell/>
          <table:table-cell table:formula="of:=COM.MICROSOFT.CONCAT([.L31];&quot; =&gt; &quot;;&quot;&quot;&quot;&quot;;BIN2HEX(IF([.M31];&quot;1&quot;;&quot;0&quot;));&quot;&quot;&quot;&quot;;&quot; &amp; x&quot;;&quot;&quot;&quot;&quot;;BIN2HEX(COM.MICROSOFT.CONCAT(IF([.N31];&quot;1&quot;;&quot;0&quot;);IF([.O31];&quot;1&quot;;&quot;0&quot;);IF([.P31];&quot;1&quot;;&quot;0&quot;);IF([.Q31];&quot;1&quot;;&quot;0&quot;)));&quot;&quot;&quot;&quot;;&quot;,&quot;)" office:value-type="string" office:string-value="4 =&gt; &quot;0&quot; &amp; x&quot;4&quot;," calcext:value-type="string">
            <text:p>4 =&gt; "0" &amp; x"4",</text:p>
          </table:table-cell>
          <table:table-cell table:formula="of:=[.T31]" office:value-type="string" office:string-value="4 =&gt; &quot;0&quot; &amp; x&quot;4&quot;," calcext:value-type="string">
            <text:p>4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32];&quot;1&quot;; &quot;0&quot;);IF([.C32];&quot;1&quot;; &quot;0&quot;);IF([.D32];&quot;1&quot;; &quot;0&quot;);IF([.E32];&quot;1&quot;; &quot;0&quot;);IF([.F32];&quot;1&quot;; &quot;0&quot;)))" office:value-type="string" office:string-value="4" calcext:value-type="string">
            <text:p>4</text:p>
          </table:table-cell>
          <table:table-cell/>
          <table:table-cell table:formula="of:=COM.MICROSOFT.CONCAT([.A32];&quot; =&gt; &quot;;&quot;&quot;&quot;&quot;;BIN2HEX(IF([.B32];&quot;1&quot;;&quot;0&quot;));&quot;&quot;&quot;&quot;;&quot; &amp; x&quot;;&quot;&quot;&quot;&quot;;BIN2HEX(COM.MICROSOFT.CONCAT(IF([.C32];&quot;1&quot;;&quot;0&quot;);IF([.D32];&quot;1&quot;;&quot;0&quot;);IF([.E32];&quot;1&quot;;&quot;0&quot;);IF([.F32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I32]" office:value-type="string" office:string-value="5 =&gt; &quot;0&quot; &amp; x&quot;4&quot;," calcext:value-type="string">
            <text:p>5 =&gt; "0" &amp; x"4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2];&quot;1&quot;; &quot;0&quot;);IF([.N32];&quot;1&quot;; &quot;0&quot;);IF([.O32];&quot;1&quot;; &quot;0&quot;);IF([.P32];&quot;1&quot;; &quot;0&quot;);IF([.Q32];&quot;1&quot;; &quot;0&quot;)))" office:value-type="string" office:string-value="E" calcext:value-type="string">
            <text:p>E</text:p>
          </table:table-cell>
          <table:table-cell/>
          <table:table-cell table:formula="of:=COM.MICROSOFT.CONCAT([.L32];&quot; =&gt; &quot;;&quot;&quot;&quot;&quot;;BIN2HEX(IF([.M32];&quot;1&quot;;&quot;0&quot;));&quot;&quot;&quot;&quot;;&quot; &amp; x&quot;;&quot;&quot;&quot;&quot;;BIN2HEX(COM.MICROSOFT.CONCAT(IF([.N32];&quot;1&quot;;&quot;0&quot;);IF([.O32];&quot;1&quot;;&quot;0&quot;);IF([.P32];&quot;1&quot;;&quot;0&quot;);IF([.Q32];&quot;1&quot;;&quot;0&quot;)));&quot;&quot;&quot;&quot;;&quot;,&quot;)" office:value-type="string" office:string-value="5 =&gt; &quot;0&quot; &amp; x&quot;E&quot;," calcext:value-type="string">
            <text:p>5 =&gt; "0" &amp; x"E",</text:p>
          </table:table-cell>
          <table:table-cell table:formula="of:=[.T32]" office:value-type="string" office:string-value="5 =&gt; &quot;0&quot; &amp; x&quot;E&quot;," calcext:value-type="string">
            <text:p>5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33];&quot;1&quot;; &quot;0&quot;);IF([.C33];&quot;1&quot;; &quot;0&quot;);IF([.D33];&quot;1&quot;; &quot;0&quot;);IF([.E33];&quot;1&quot;; &quot;0&quot;);IF([.F33];&quot;1&quot;; &quot;0&quot;)))" office:value-type="string" office:string-value="A" calcext:value-type="string">
            <text:p>A</text:p>
          </table:table-cell>
          <table:table-cell/>
          <table:table-cell table:formula="of:=COM.MICROSOFT.CONCAT([.A33];&quot; =&gt; &quot;;&quot;&quot;&quot;&quot;;BIN2HEX(IF([.B33];&quot;1&quot;;&quot;0&quot;));&quot;&quot;&quot;&quot;;&quot; &amp; x&quot;;&quot;&quot;&quot;&quot;;BIN2HEX(COM.MICROSOFT.CONCAT(IF([.C33];&quot;1&quot;;&quot;0&quot;);IF([.D33];&quot;1&quot;;&quot;0&quot;);IF([.E33];&quot;1&quot;;&quot;0&quot;);IF([.F33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I33]" office:value-type="string" office:string-value="6 =&gt; &quot;0&quot; &amp; x&quot;A&quot;," calcext:value-type="string">
            <text:p>6 =&gt; "0" &amp; x"A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3];&quot;1&quot;; &quot;0&quot;);IF([.N33];&quot;1&quot;; &quot;0&quot;);IF([.O33];&quot;1&quot;; &quot;0&quot;);IF([.P33];&quot;1&quot;; &quot;0&quot;);IF([.Q33];&quot;1&quot;; &quot;0&quot;)))" office:value-type="string" office:string-value="A" calcext:value-type="string">
            <text:p>A</text:p>
          </table:table-cell>
          <table:table-cell/>
          <table:table-cell table:formula="of:=COM.MICROSOFT.CONCAT([.L33];&quot; =&gt; &quot;;&quot;&quot;&quot;&quot;;BIN2HEX(IF([.M33];&quot;1&quot;;&quot;0&quot;));&quot;&quot;&quot;&quot;;&quot; &amp; x&quot;;&quot;&quot;&quot;&quot;;BIN2HEX(COM.MICROSOFT.CONCAT(IF([.N33];&quot;1&quot;;&quot;0&quot;);IF([.O33];&quot;1&quot;;&quot;0&quot;);IF([.P33];&quot;1&quot;;&quot;0&quot;);IF([.Q33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T33]" office:value-type="string" office:string-value="6 =&gt; &quot;0&quot; &amp; x&quot;A&quot;," calcext:value-type="string">
            <text:p>6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B34];&quot;1&quot;; &quot;0&quot;);IF([.C34];&quot;1&quot;; &quot;0&quot;);IF([.D34];&quot;1&quot;; &quot;0&quot;);IF([.E34];&quot;1&quot;; &quot;0&quot;);IF([.F34];&quot;1&quot;; &quot;0&quot;)))" office:value-type="string" office:string-value="1B" calcext:value-type="string">
            <text:p>1B</text:p>
          </table:table-cell>
          <table:table-cell/>
          <table:table-cell table:formula="of:=COM.MICROSOFT.CONCAT(;[.A34];&quot; =&gt; &quot;;&quot;&quot;&quot;&quot;;BIN2HEX(IF([.B34];&quot;1&quot;;&quot;0&quot;));&quot;&quot;&quot;&quot;;&quot; &amp; x&quot;;&quot;&quot;&quot;&quot;;BIN2HEX(COM.MICROSOFT.CONCAT(IF([.C34];&quot;1&quot;;&quot;0&quot;);IF([.D34];&quot;1&quot;;&quot;0&quot;);IF([.E34];&quot;1&quot;;&quot;0&quot;);IF([.F34];&quot;1&quot;;&quot;0&quot;)));&quot;&quot;&quot;&quot;;&quot;);&quot;)" office:value-type="string" office:string-value="7 =&gt; &quot;1&quot; &amp; x&quot;B&quot;);" calcext:value-type="string">
            <text:p>7 =&gt; "1" &amp; x"B");</text:p>
          </table:table-cell>
          <table:table-cell table:formula="of:=COM.MICROSOFT.CONCAT([.A34];&quot; =&gt; &quot;;&quot;&quot;&quot;&quot;;BIN2HEX(IF([.B34];&quot;1&quot;;&quot;0&quot;));&quot;&quot;&quot;&quot;;&quot; &amp; x&quot;;&quot;&quot;&quot;&quot;;BIN2HEX(COM.MICROSOFT.CONCAT(IF([.C34];&quot;1&quot;;&quot;0&quot;);IF([.D34];&quot;1&quot;;&quot;0&quot;);IF([.E34];&quot;1&quot;;&quot;0&quot;);IF([.F34];&quot;1&quot;;&quot;0&quot;)));&quot;&quot;&quot;&quot;;&quot;,&quot;)" office:value-type="string" office:string-value="7 =&gt; &quot;1&quot; &amp; x&quot;B&quot;," calcext:value-type="string">
            <text:p>7 =&gt; "1" &amp; x"B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M34];&quot;1&quot;; &quot;0&quot;);IF([.N34];&quot;1&quot;; &quot;0&quot;);IF([.O34];&quot;1&quot;; &quot;0&quot;);IF([.P34];&quot;1&quot;; &quot;0&quot;);IF([.Q34];&quot;1&quot;; &quot;0&quot;)))" office:value-type="string" office:string-value="1B" calcext:value-type="string">
            <text:p>1B</text:p>
          </table:table-cell>
          <table:table-cell/>
          <table:table-cell table:formula="of:=COM.MICROSOFT.CONCAT(;[.L34];&quot; =&gt; &quot;;&quot;&quot;&quot;&quot;;BIN2HEX(IF([.M34];&quot;1&quot;;&quot;0&quot;));&quot;&quot;&quot;&quot;;&quot; &amp; x&quot;;&quot;&quot;&quot;&quot;;BIN2HEX(COM.MICROSOFT.CONCAT(IF([.N34];&quot;1&quot;;&quot;0&quot;);IF([.O34];&quot;1&quot;;&quot;0&quot;);IF([.P34];&quot;1&quot;;&quot;0&quot;);IF([.Q34];&quot;1&quot;;&quot;0&quot;)));&quot;&quot;&quot;&quot;;&quot;);&quot;)" office:value-type="string" office:string-value="7 =&gt; &quot;1&quot; &amp; x&quot;B&quot;);" calcext:value-type="string">
            <text:p>7 =&gt; "1" &amp; x"B");</text:p>
          </table:table-cell>
          <table:table-cell table:formula="of:=COM.MICROSOFT.CONCAT([.L34];&quot; =&gt; &quot;;&quot;&quot;&quot;&quot;;BIN2HEX(IF([.M34];&quot;1&quot;;&quot;0&quot;));&quot;&quot;&quot;&quot;;&quot; &amp; x&quot;;&quot;&quot;&quot;&quot;;BIN2HEX(COM.MICROSOFT.CONCAT(IF([.N34];&quot;1&quot;;&quot;0&quot;);IF([.O34];&quot;1&quot;;&quot;0&quot;);IF([.P34];&quot;1&quot;;&quot;0&quot;);IF([.Q34];&quot;1&quot;;&quot;0&quot;)));&quot;&quot;&quot;&quot;;&quot;,&quot;)" office:value-type="string" office:string-value="7 =&gt; &quot;1&quot; &amp; x&quot;B&quot;," calcext:value-type="string">
            <text:p>7 =&gt; "1" &amp; x"B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35];&quot;1&quot;; &quot;0&quot;);IF([.C35];&quot;1&quot;; &quot;0&quot;);IF([.D35];&quot;1&quot;; &quot;0&quot;);IF([.E35];&quot;1&quot;; &quot;0&quot;);IF([.F35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35];&quot; =&gt; &quot;;&quot;&quot;&quot;&quot;;BIN2HEX(IF([.B35];&quot;1&quot;;&quot;0&quot;));&quot;&quot;&quot;&quot;;&quot; &amp; x&quot;;&quot;&quot;&quot;&quot;;BIN2HEX(COM.MICROSOFT.CONCAT(IF([.C35];&quot;1&quot;;&quot;0&quot;);IF([.D35];&quot;1&quot;;&quot;0&quot;);IF([.E35];&quot;1&quot;;&quot;0&quot;);IF([.F35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35];&quot;1&quot;; &quot;0&quot;);IF([.N35];&quot;1&quot;; &quot;0&quot;);IF([.O35];&quot;1&quot;; &quot;0&quot;);IF([.P35];&quot;1&quot;; &quot;0&quot;);IF([.Q35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35];&quot; =&gt; &quot;;&quot;&quot;&quot;&quot;;BIN2HEX(IF([.M35];&quot;1&quot;;&quot;0&quot;));&quot;&quot;&quot;&quot;;&quot; &amp; x&quot;;&quot;&quot;&quot;&quot;;BIN2HEX(COM.MICROSOFT.CONCAT(IF([.N35];&quot;1&quot;;&quot;0&quot;);IF([.O35];&quot;1&quot;;&quot;0&quot;);IF([.P35];&quot;1&quot;;&quot;0&quot;);IF([.Q35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36];&quot;1&quot;; &quot;0&quot;);IF([.C36];&quot;1&quot;; &quot;0&quot;);IF([.D36];&quot;1&quot;; &quot;0&quot;);IF([.E36];&quot;1&quot;; &quot;0&quot;);IF([.F36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36];&quot; =&gt; &quot;;&quot;&quot;&quot;&quot;;BIN2HEX(IF([.B36];&quot;1&quot;;&quot;0&quot;));&quot;&quot;&quot;&quot;;&quot; &amp; x&quot;;&quot;&quot;&quot;&quot;;BIN2HEX(COM.MICROSOFT.CONCAT(IF([.C36];&quot;1&quot;;&quot;0&quot;);IF([.D36];&quot;1&quot;;&quot;0&quot;);IF([.E36];&quot;1&quot;;&quot;0&quot;);IF([.F36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36];&quot;1&quot;; &quot;0&quot;);IF([.N36];&quot;1&quot;; &quot;0&quot;);IF([.O36];&quot;1&quot;; &quot;0&quot;);IF([.P36];&quot;1&quot;; &quot;0&quot;);IF([.Q36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36];&quot; =&gt; &quot;;&quot;&quot;&quot;&quot;;BIN2HEX(IF([.M36];&quot;1&quot;;&quot;0&quot;));&quot;&quot;&quot;&quot;;&quot; &amp; x&quot;;&quot;&quot;&quot;&quot;;BIN2HEX(COM.MICROSOFT.CONCAT(IF([.N36];&quot;1&quot;;&quot;0&quot;);IF([.O36];&quot;1&quot;;&quot;0&quot;);IF([.P36];&quot;1&quot;;&quot;0&quot;);IF([.Q36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39];&quot;1&quot;; &quot;0&quot;);IF([.C39];&quot;1&quot;; &quot;0&quot;);IF([.D39];&quot;1&quot;; &quot;0&quot;);IF([.E39];&quot;1&quot;; &quot;0&quot;);IF([.F39];&quot;1&quot;; &quot;0&quot;)))" office:value-type="string" office:string-value="15" calcext:value-type="string">
            <text:p>15</text:p>
          </table:table-cell>
          <table:table-cell/>
          <table:table-cell table:formula="of:=COM.MICROSOFT.CONCAT(&quot;:= (&quot;;[.A39];&quot; =&gt; &quot;;&quot;&quot;&quot;&quot;;BIN2HEX(IF([.B39];&quot;1&quot;;&quot;0&quot;));&quot;&quot;&quot;&quot;;&quot; &amp; x&quot;;&quot;&quot;&quot;&quot;;BIN2HEX(COM.MICROSOFT.CONCAT(IF([.C39];&quot;1&quot;;&quot;0&quot;);IF([.D39];&quot;1&quot;;&quot;0&quot;);IF([.E39];&quot;1&quot;;&quot;0&quot;);IF([.F39];&quot;1&quot;;&quot;0&quot;)));&quot;&quot;&quot;&quot;;&quot;,&quot;)" office:value-type="string" office:string-value=":= (0 =&gt; &quot;1&quot; &amp; x&quot;5&quot;," calcext:value-type="string">
            <text:p>:= (0 =&gt; "1" &amp; x"5",</text:p>
          </table:table-cell>
          <table:table-cell table:formula="of:=[.I39]" office:value-type="string" office:string-value=":= (0 =&gt; &quot;1&quot; &amp; x&quot;5&quot;," calcext:value-type="string">
            <text:p>:= (0 =&gt; "1" &amp; x"5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9];&quot;1&quot;; &quot;0&quot;);IF([.N39];&quot;1&quot;; &quot;0&quot;);IF([.O39];&quot;1&quot;; &quot;0&quot;);IF([.P39];&quot;1&quot;; &quot;0&quot;);IF([.Q39];&quot;1&quot;; &quot;0&quot;)))" office:value-type="string" office:string-value="E" calcext:value-type="string">
            <text:p>E</text:p>
          </table:table-cell>
          <table:table-cell/>
          <table:table-cell table:formula="of:=COM.MICROSOFT.CONCAT(&quot;:= (&quot;;[.L39];&quot; =&gt; &quot;;&quot;&quot;&quot;&quot;;BIN2HEX(IF([.M39];&quot;1&quot;;&quot;0&quot;));&quot;&quot;&quot;&quot;;&quot; &amp; x&quot;;&quot;&quot;&quot;&quot;;BIN2HEX(COM.MICROSOFT.CONCAT(IF([.N39];&quot;1&quot;;&quot;0&quot;);IF([.O39];&quot;1&quot;;&quot;0&quot;);IF([.P39];&quot;1&quot;;&quot;0&quot;);IF([.Q39];&quot;1&quot;;&quot;0&quot;)));&quot;&quot;&quot;&quot;;&quot;,&quot;)" office:value-type="string" office:string-value=":= (0 =&gt; &quot;0&quot; &amp; x&quot;E&quot;," calcext:value-type="string">
            <text:p>:= (0 =&gt; "0" &amp; x"E",</text:p>
          </table:table-cell>
          <table:table-cell table:formula="of:=[.T39]" office:value-type="string" office:string-value=":= (0 =&gt; &quot;0&quot; &amp; x&quot;E&quot;," calcext:value-type="string">
            <text:p>:= (0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0];&quot;1&quot;; &quot;0&quot;);IF([.C40];&quot;1&quot;; &quot;0&quot;);IF([.D40];&quot;1&quot;; &quot;0&quot;);IF([.E40];&quot;1&quot;; &quot;0&quot;);IF([.F40];&quot;1&quot;; &quot;0&quot;)))" office:value-type="string" office:string-value="A" calcext:value-type="string">
            <text:p>A</text:p>
          </table:table-cell>
          <table:table-cell/>
          <table:table-cell table:formula="of:=COM.MICROSOFT.CONCAT([.A40];&quot; =&gt; &quot;;&quot;&quot;&quot;&quot;;BIN2HEX(IF([.B40];&quot;1&quot;;&quot;0&quot;));&quot;&quot;&quot;&quot;;&quot; &amp; x&quot;;&quot;&quot;&quot;&quot;;BIN2HEX(COM.MICROSOFT.CONCAT(IF([.C40];&quot;1&quot;;&quot;0&quot;);IF([.D40];&quot;1&quot;;&quot;0&quot;);IF([.E40];&quot;1&quot;;&quot;0&quot;);IF([.F40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40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0];&quot;1&quot;; &quot;0&quot;);IF([.N40];&quot;1&quot;; &quot;0&quot;);IF([.O40];&quot;1&quot;; &quot;0&quot;);IF([.P40];&quot;1&quot;; &quot;0&quot;);IF([.Q40];&quot;1&quot;; &quot;0&quot;)))" office:value-type="string" office:string-value="11" calcext:value-type="string">
            <text:p>11</text:p>
          </table:table-cell>
          <table:table-cell/>
          <table:table-cell table:formula="of:=COM.MICROSOFT.CONCAT([.L40];&quot; =&gt; &quot;;&quot;&quot;&quot;&quot;;BIN2HEX(IF([.M40];&quot;1&quot;;&quot;0&quot;));&quot;&quot;&quot;&quot;;&quot; &amp; x&quot;;&quot;&quot;&quot;&quot;;BIN2HEX(COM.MICROSOFT.CONCAT(IF([.N40];&quot;1&quot;;&quot;0&quot;);IF([.O40];&quot;1&quot;;&quot;0&quot;);IF([.P40];&quot;1&quot;;&quot;0&quot;);IF([.Q40];&quot;1&quot;;&quot;0&quot;)));&quot;&quot;&quot;&quot;;&quot;,&quot;)" office:value-type="string" office:string-value="1 =&gt; &quot;1&quot; &amp; x&quot;1&quot;," calcext:value-type="string">
            <text:p>1 =&gt; "1" &amp; x"1",</text:p>
          </table:table-cell>
          <table:table-cell table:formula="of:=[.T40]" office:value-type="string" office:string-value="1 =&gt; &quot;1&quot; &amp; x&quot;1&quot;," calcext:value-type="string">
            <text:p>1 =&gt; "1" &amp; x"1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1];&quot;1&quot;; &quot;0&quot;);IF([.C41];&quot;1&quot;; &quot;0&quot;);IF([.D41];&quot;1&quot;; &quot;0&quot;);IF([.E41];&quot;1&quot;; &quot;0&quot;);IF([.F41];&quot;1&quot;; &quot;0&quot;)))" office:value-type="string" office:string-value="A" calcext:value-type="string">
            <text:p>A</text:p>
          </table:table-cell>
          <table:table-cell/>
          <table:table-cell table:formula="of:=COM.MICROSOFT.CONCAT([.A41];&quot; =&gt; &quot;;&quot;&quot;&quot;&quot;;BIN2HEX(IF([.B41];&quot;1&quot;;&quot;0&quot;));&quot;&quot;&quot;&quot;;&quot; &amp; x&quot;;&quot;&quot;&quot;&quot;;BIN2HEX(COM.MICROSOFT.CONCAT(IF([.C41];&quot;1&quot;;&quot;0&quot;);IF([.D41];&quot;1&quot;;&quot;0&quot;);IF([.E41];&quot;1&quot;;&quot;0&quot;);IF([.F41];&quot;1&quot;;&quot;0&quot;)));&quot;&quot;&quot;&quot;;&quot;,&quot;)" office:value-type="string" office:string-value="2 =&gt; &quot;0&quot; &amp; x&quot;A&quot;," calcext:value-type="string">
            <text:p>2 =&gt; "0" &amp; x"A",</text:p>
          </table:table-cell>
          <table:table-cell table:formula="of:=[.I41]" office:value-type="string" office:string-value="2 =&gt; &quot;0&quot; &amp; x&quot;A&quot;," calcext:value-type="string">
            <text:p>2 =&gt; "0" &amp; x"A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1];&quot;1&quot;; &quot;0&quot;);IF([.N41];&quot;1&quot;; &quot;0&quot;);IF([.O41];&quot;1&quot;; &quot;0&quot;);IF([.P41];&quot;1&quot;; &quot;0&quot;);IF([.Q41];&quot;1&quot;; &quot;0&quot;)))" office:value-type="string" office:string-value="E" calcext:value-type="string">
            <text:p>E</text:p>
          </table:table-cell>
          <table:table-cell/>
          <table:table-cell table:formula="of:=COM.MICROSOFT.CONCAT([.L41];&quot; =&gt; &quot;;&quot;&quot;&quot;&quot;;BIN2HEX(IF([.M41];&quot;1&quot;;&quot;0&quot;));&quot;&quot;&quot;&quot;;&quot; &amp; x&quot;;&quot;&quot;&quot;&quot;;BIN2HEX(COM.MICROSOFT.CONCAT(IF([.N41];&quot;1&quot;;&quot;0&quot;);IF([.O41];&quot;1&quot;;&quot;0&quot;);IF([.P41];&quot;1&quot;;&quot;0&quot;);IF([.Q41];&quot;1&quot;;&quot;0&quot;)));&quot;&quot;&quot;&quot;;&quot;,&quot;)" office:value-type="string" office:string-value="2 =&gt; &quot;0&quot; &amp; x&quot;E&quot;," calcext:value-type="string">
            <text:p>2 =&gt; "0" &amp; x"E",</text:p>
          </table:table-cell>
          <table:table-cell table:formula="of:=[.T41]" office:value-type="string" office:string-value="2 =&gt; &quot;0&quot; &amp; x&quot;E&quot;," calcext:value-type="string">
            <text:p>2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2];&quot;1&quot;; &quot;0&quot;);IF([.C42];&quot;1&quot;; &quot;0&quot;);IF([.D42];&quot;1&quot;; &quot;0&quot;);IF([.E42];&quot;1&quot;; &quot;0&quot;);IF([.F42];&quot;1&quot;; &quot;0&quot;)))" office:value-type="string" office:string-value="E" calcext:value-type="string">
            <text:p>E</text:p>
          </table:table-cell>
          <table:table-cell/>
          <table:table-cell table:formula="of:=COM.MICROSOFT.CONCAT([.A42];&quot; =&gt; &quot;;&quot;&quot;&quot;&quot;;BIN2HEX(IF([.B42];&quot;1&quot;;&quot;0&quot;));&quot;&quot;&quot;&quot;;&quot; &amp; x&quot;;&quot;&quot;&quot;&quot;;BIN2HEX(COM.MICROSOFT.CONCAT(IF([.C42];&quot;1&quot;;&quot;0&quot;);IF([.D42];&quot;1&quot;;&quot;0&quot;);IF([.E42];&quot;1&quot;;&quot;0&quot;);IF([.F42];&quot;1&quot;;&quot;0&quot;)));&quot;&quot;&quot;&quot;;&quot;,&quot;)" office:value-type="string" office:string-value="3 =&gt; &quot;0&quot; &amp; x&quot;E&quot;," calcext:value-type="string">
            <text:p>3 =&gt; "0" &amp; x"E",</text:p>
          </table:table-cell>
          <table:table-cell table:formula="of:=[.I42]" office:value-type="string" office:string-value="3 =&gt; &quot;0&quot; &amp; x&quot;E&quot;," calcext:value-type="string">
            <text:p>3 =&gt; "0" &amp; x"E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42];&quot;1&quot;; &quot;0&quot;);IF([.N42];&quot;1&quot;; &quot;0&quot;);IF([.O42];&quot;1&quot;; &quot;0&quot;);IF([.P42];&quot;1&quot;; &quot;0&quot;);IF([.Q42];&quot;1&quot;; &quot;0&quot;)))" office:value-type="string" office:string-value="4" calcext:value-type="string">
            <text:p>4</text:p>
          </table:table-cell>
          <table:table-cell/>
          <table:table-cell table:formula="of:=COM.MICROSOFT.CONCAT([.L42];&quot; =&gt; &quot;;&quot;&quot;&quot;&quot;;BIN2HEX(IF([.M42];&quot;1&quot;;&quot;0&quot;));&quot;&quot;&quot;&quot;;&quot; &amp; x&quot;;&quot;&quot;&quot;&quot;;BIN2HEX(COM.MICROSOFT.CONCAT(IF([.N42];&quot;1&quot;;&quot;0&quot;);IF([.O42];&quot;1&quot;;&quot;0&quot;);IF([.P42];&quot;1&quot;;&quot;0&quot;);IF([.Q42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T42]" office:value-type="string" office:string-value="3 =&gt; &quot;0&quot; &amp; x&quot;4&quot;," calcext:value-type="string">
            <text:p>3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3];&quot;1&quot;; &quot;0&quot;);IF([.C43];&quot;1&quot;; &quot;0&quot;);IF([.D43];&quot;1&quot;; &quot;0&quot;);IF([.E43];&quot;1&quot;; &quot;0&quot;);IF([.F43];&quot;1&quot;; &quot;0&quot;)))" office:value-type="string" office:string-value="E" calcext:value-type="string">
            <text:p>E</text:p>
          </table:table-cell>
          <table:table-cell/>
          <table:table-cell table:formula="of:=COM.MICROSOFT.CONCAT([.A43];&quot; =&gt; &quot;;&quot;&quot;&quot;&quot;;BIN2HEX(IF([.B43];&quot;1&quot;;&quot;0&quot;));&quot;&quot;&quot;&quot;;&quot; &amp; x&quot;;&quot;&quot;&quot;&quot;;BIN2HEX(COM.MICROSOFT.CONCAT(IF([.C43];&quot;1&quot;;&quot;0&quot;);IF([.D43];&quot;1&quot;;&quot;0&quot;);IF([.E43];&quot;1&quot;;&quot;0&quot;);IF([.F43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I43]" office:value-type="string" office:string-value="4 =&gt; &quot;0&quot; &amp; x&quot;E&quot;," calcext:value-type="string">
            <text:p>4 =&gt; "0" &amp; x"E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3];&quot;1&quot;; &quot;0&quot;);IF([.N43];&quot;1&quot;; &quot;0&quot;);IF([.O43];&quot;1&quot;; &quot;0&quot;);IF([.P43];&quot;1&quot;; &quot;0&quot;);IF([.Q43];&quot;1&quot;; &quot;0&quot;)))" office:value-type="string" office:string-value="15" calcext:value-type="string">
            <text:p>15</text:p>
          </table:table-cell>
          <table:table-cell/>
          <table:table-cell table:formula="of:=COM.MICROSOFT.CONCAT([.L43];&quot; =&gt; &quot;;&quot;&quot;&quot;&quot;;BIN2HEX(IF([.M43];&quot;1&quot;;&quot;0&quot;));&quot;&quot;&quot;&quot;;&quot; &amp; x&quot;;&quot;&quot;&quot;&quot;;BIN2HEX(COM.MICROSOFT.CONCAT(IF([.N43];&quot;1&quot;;&quot;0&quot;);IF([.O43];&quot;1&quot;;&quot;0&quot;);IF([.P43];&quot;1&quot;;&quot;0&quot;);IF([.Q43];&quot;1&quot;;&quot;0&quot;)));&quot;&quot;&quot;&quot;;&quot;,&quot;)" office:value-type="string" office:string-value="4 =&gt; &quot;1&quot; &amp; x&quot;5&quot;," calcext:value-type="string">
            <text:p>4 =&gt; "1" &amp; x"5",</text:p>
          </table:table-cell>
          <table:table-cell table:formula="of:=[.T43]" office:value-type="string" office:string-value="4 =&gt; &quot;1&quot; &amp; x&quot;5&quot;," calcext:value-type="string">
            <text:p>4 =&gt; "1" &amp; x"5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4];&quot;1&quot;; &quot;0&quot;);IF([.C44];&quot;1&quot;; &quot;0&quot;);IF([.D44];&quot;1&quot;; &quot;0&quot;);IF([.E44];&quot;1&quot;; &quot;0&quot;);IF([.F44];&quot;1&quot;; &quot;0&quot;)))" office:value-type="string" office:string-value="A" calcext:value-type="string">
            <text:p>A</text:p>
          </table:table-cell>
          <table:table-cell/>
          <table:table-cell table:formula="of:=COM.MICROSOFT.CONCAT([.A44];&quot; =&gt; &quot;;&quot;&quot;&quot;&quot;;BIN2HEX(IF([.B44];&quot;1&quot;;&quot;0&quot;));&quot;&quot;&quot;&quot;;&quot; &amp; x&quot;;&quot;&quot;&quot;&quot;;BIN2HEX(COM.MICROSOFT.CONCAT(IF([.C44];&quot;1&quot;;&quot;0&quot;);IF([.D44];&quot;1&quot;;&quot;0&quot;);IF([.E44];&quot;1&quot;;&quot;0&quot;);IF([.F44];&quot;1&quot;;&quot;0&quot;)));&quot;&quot;&quot;&quot;;&quot;,&quot;)" office:value-type="string" office:string-value="5 =&gt; &quot;0&quot; &amp; x&quot;A&quot;," calcext:value-type="string">
            <text:p>5 =&gt; "0" &amp; x"A",</text:p>
          </table:table-cell>
          <table:table-cell table:formula="of:=[.I44]" office:value-type="string" office:string-value="5 =&gt; &quot;0&quot; &amp; x&quot;A&quot;," calcext:value-type="string">
            <text:p>5 =&gt; "0" &amp; x"A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4];&quot;1&quot;; &quot;0&quot;);IF([.N44];&quot;1&quot;; &quot;0&quot;);IF([.O44];&quot;1&quot;; &quot;0&quot;);IF([.P44];&quot;1&quot;; &quot;0&quot;);IF([.Q44];&quot;1&quot;; &quot;0&quot;)))" office:value-type="string" office:string-value="E" calcext:value-type="string">
            <text:p>E</text:p>
          </table:table-cell>
          <table:table-cell/>
          <table:table-cell table:formula="of:=COM.MICROSOFT.CONCAT([.L44];&quot; =&gt; &quot;;&quot;&quot;&quot;&quot;;BIN2HEX(IF([.M44];&quot;1&quot;;&quot;0&quot;));&quot;&quot;&quot;&quot;;&quot; &amp; x&quot;;&quot;&quot;&quot;&quot;;BIN2HEX(COM.MICROSOFT.CONCAT(IF([.N44];&quot;1&quot;;&quot;0&quot;);IF([.O44];&quot;1&quot;;&quot;0&quot;);IF([.P44];&quot;1&quot;;&quot;0&quot;);IF([.Q44];&quot;1&quot;;&quot;0&quot;)));&quot;&quot;&quot;&quot;;&quot;,&quot;)" office:value-type="string" office:string-value="5 =&gt; &quot;0&quot; &amp; x&quot;E&quot;," calcext:value-type="string">
            <text:p>5 =&gt; "0" &amp; x"E",</text:p>
          </table:table-cell>
          <table:table-cell table:formula="of:=[.T44]" office:value-type="string" office:string-value="5 =&gt; &quot;0&quot; &amp; x&quot;E&quot;," calcext:value-type="string">
            <text:p>5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5];&quot;1&quot;; &quot;0&quot;);IF([.C45];&quot;1&quot;; &quot;0&quot;);IF([.D45];&quot;1&quot;; &quot;0&quot;);IF([.E45];&quot;1&quot;; &quot;0&quot;);IF([.F45];&quot;1&quot;; &quot;0&quot;)))" office:value-type="string" office:string-value="A" calcext:value-type="string">
            <text:p>A</text:p>
          </table:table-cell>
          <table:table-cell/>
          <table:table-cell table:formula="of:=COM.MICROSOFT.CONCAT([.A45];&quot; =&gt; &quot;;&quot;&quot;&quot;&quot;;BIN2HEX(IF([.B45];&quot;1&quot;;&quot;0&quot;));&quot;&quot;&quot;&quot;;&quot; &amp; x&quot;;&quot;&quot;&quot;&quot;;BIN2HEX(COM.MICROSOFT.CONCAT(IF([.C45];&quot;1&quot;;&quot;0&quot;);IF([.D45];&quot;1&quot;;&quot;0&quot;);IF([.E45];&quot;1&quot;;&quot;0&quot;);IF([.F45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I45]" office:value-type="string" office:string-value="6 =&gt; &quot;0&quot; &amp; x&quot;A&quot;," calcext:value-type="string">
            <text:p>6 =&gt; "0" &amp; x"A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5];&quot;1&quot;; &quot;0&quot;);IF([.N45];&quot;1&quot;; &quot;0&quot;);IF([.O45];&quot;1&quot;; &quot;0&quot;);IF([.P45];&quot;1&quot;; &quot;0&quot;);IF([.Q45];&quot;1&quot;; &quot;0&quot;)))" office:value-type="string" office:string-value="A" calcext:value-type="string">
            <text:p>A</text:p>
          </table:table-cell>
          <table:table-cell/>
          <table:table-cell table:formula="of:=COM.MICROSOFT.CONCAT([.L45];&quot; =&gt; &quot;;&quot;&quot;&quot;&quot;;BIN2HEX(IF([.M45];&quot;1&quot;;&quot;0&quot;));&quot;&quot;&quot;&quot;;&quot; &amp; x&quot;;&quot;&quot;&quot;&quot;;BIN2HEX(COM.MICROSOFT.CONCAT(IF([.N45];&quot;1&quot;;&quot;0&quot;);IF([.O45];&quot;1&quot;;&quot;0&quot;);IF([.P45];&quot;1&quot;;&quot;0&quot;);IF([.Q45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T45]" office:value-type="string" office:string-value="6 =&gt; &quot;0&quot; &amp; x&quot;A&quot;," calcext:value-type="string">
            <text:p>6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46];&quot;1&quot;; &quot;0&quot;);IF([.C46];&quot;1&quot;; &quot;0&quot;);IF([.D46];&quot;1&quot;; &quot;0&quot;);IF([.E46];&quot;1&quot;; &quot;0&quot;);IF([.F46];&quot;1&quot;; &quot;0&quot;)))" office:value-type="string" office:string-value="15" calcext:value-type="string">
            <text:p>15</text:p>
          </table:table-cell>
          <table:table-cell/>
          <table:table-cell table:formula="of:=COM.MICROSOFT.CONCAT(;[.A46];&quot; =&gt; &quot;;&quot;&quot;&quot;&quot;;BIN2HEX(IF([.B46];&quot;1&quot;;&quot;0&quot;));&quot;&quot;&quot;&quot;;&quot; &amp; x&quot;;&quot;&quot;&quot;&quot;;BIN2HEX(COM.MICROSOFT.CONCAT(IF([.C46];&quot;1&quot;;&quot;0&quot;);IF([.D46];&quot;1&quot;;&quot;0&quot;);IF([.E46];&quot;1&quot;;&quot;0&quot;);IF([.F46];&quot;1&quot;;&quot;0&quot;)));&quot;&quot;&quot;&quot;;&quot;);&quot;)" office:value-type="string" office:string-value="7 =&gt; &quot;1&quot; &amp; x&quot;5&quot;);" calcext:value-type="string">
            <text:p>7 =&gt; "1" &amp; x"5");</text:p>
          </table:table-cell>
          <table:table-cell table:formula="of:=COM.MICROSOFT.CONCAT([.A46];&quot; =&gt; &quot;;&quot;&quot;&quot;&quot;;BIN2HEX(IF([.B46];&quot;1&quot;;&quot;0&quot;));&quot;&quot;&quot;&quot;;&quot; &amp; x&quot;;&quot;&quot;&quot;&quot;;BIN2HEX(COM.MICROSOFT.CONCAT(IF([.C46];&quot;1&quot;;&quot;0&quot;);IF([.D46];&quot;1&quot;;&quot;0&quot;);IF([.E46];&quot;1&quot;;&quot;0&quot;);IF([.F46];&quot;1&quot;;&quot;0&quot;)));&quot;&quot;&quot;&quot;;&quot;,&quot;)" office:value-type="string" office:string-value="7 =&gt; &quot;1&quot; &amp; x&quot;5&quot;," calcext:value-type="string">
            <text:p>7 =&gt; "1" &amp; x"5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6];&quot;1&quot;; &quot;0&quot;);IF([.N46];&quot;1&quot;; &quot;0&quot;);IF([.O46];&quot;1&quot;; &quot;0&quot;);IF([.P46];&quot;1&quot;; &quot;0&quot;);IF([.Q46];&quot;1&quot;; &quot;0&quot;)))" office:value-type="string" office:string-value="11" calcext:value-type="string">
            <text:p>11</text:p>
          </table:table-cell>
          <table:table-cell/>
          <table:table-cell table:formula="of:=COM.MICROSOFT.CONCAT(;[.L46];&quot; =&gt; &quot;;&quot;&quot;&quot;&quot;;BIN2HEX(IF([.M46];&quot;1&quot;;&quot;0&quot;));&quot;&quot;&quot;&quot;;&quot; &amp; x&quot;;&quot;&quot;&quot;&quot;;BIN2HEX(COM.MICROSOFT.CONCAT(IF([.N46];&quot;1&quot;;&quot;0&quot;);IF([.O46];&quot;1&quot;;&quot;0&quot;);IF([.P46];&quot;1&quot;;&quot;0&quot;);IF([.Q46];&quot;1&quot;;&quot;0&quot;)));&quot;&quot;&quot;&quot;;&quot;);&quot;)" office:value-type="string" office:string-value="7 =&gt; &quot;1&quot; &amp; x&quot;1&quot;);" calcext:value-type="string">
            <text:p>7 =&gt; "1" &amp; x"1");</text:p>
          </table:table-cell>
          <table:table-cell table:formula="of:=COM.MICROSOFT.CONCAT([.L46];&quot; =&gt; &quot;;&quot;&quot;&quot;&quot;;BIN2HEX(IF([.M46];&quot;1&quot;;&quot;0&quot;));&quot;&quot;&quot;&quot;;&quot; &amp; x&quot;;&quot;&quot;&quot;&quot;;BIN2HEX(COM.MICROSOFT.CONCAT(IF([.N46];&quot;1&quot;;&quot;0&quot;);IF([.O46];&quot;1&quot;;&quot;0&quot;);IF([.P46];&quot;1&quot;;&quot;0&quot;);IF([.Q46];&quot;1&quot;;&quot;0&quot;)));&quot;&quot;&quot;&quot;;&quot;,&quot;)" office:value-type="string" office:string-value="7 =&gt; &quot;1&quot; &amp; x&quot;1&quot;," calcext:value-type="string">
            <text:p>7 =&gt; "1" &amp; x"1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47];&quot;1&quot;; &quot;0&quot;);IF([.C47];&quot;1&quot;; &quot;0&quot;);IF([.D47];&quot;1&quot;; &quot;0&quot;);IF([.E47];&quot;1&quot;; &quot;0&quot;);IF([.F47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47];&quot; =&gt; &quot;;&quot;&quot;&quot;&quot;;BIN2HEX(IF([.B47];&quot;1&quot;;&quot;0&quot;));&quot;&quot;&quot;&quot;;&quot; &amp; x&quot;;&quot;&quot;&quot;&quot;;BIN2HEX(COM.MICROSOFT.CONCAT(IF([.C47];&quot;1&quot;;&quot;0&quot;);IF([.D47];&quot;1&quot;;&quot;0&quot;);IF([.E47];&quot;1&quot;;&quot;0&quot;);IF([.F47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47];&quot;1&quot;; &quot;0&quot;);IF([.N47];&quot;1&quot;; &quot;0&quot;);IF([.O47];&quot;1&quot;; &quot;0&quot;);IF([.P47];&quot;1&quot;; &quot;0&quot;);IF([.Q47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47];&quot; =&gt; &quot;;&quot;&quot;&quot;&quot;;BIN2HEX(IF([.M47];&quot;1&quot;;&quot;0&quot;));&quot;&quot;&quot;&quot;;&quot; &amp; x&quot;;&quot;&quot;&quot;&quot;;BIN2HEX(COM.MICROSOFT.CONCAT(IF([.N47];&quot;1&quot;;&quot;0&quot;);IF([.O47];&quot;1&quot;;&quot;0&quot;);IF([.P47];&quot;1&quot;;&quot;0&quot;);IF([.Q47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48];&quot;1&quot;; &quot;0&quot;);IF([.C48];&quot;1&quot;; &quot;0&quot;);IF([.D48];&quot;1&quot;; &quot;0&quot;);IF([.E48];&quot;1&quot;; &quot;0&quot;);IF([.F48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48];&quot; =&gt; &quot;;&quot;&quot;&quot;&quot;;BIN2HEX(IF([.B48];&quot;1&quot;;&quot;0&quot;));&quot;&quot;&quot;&quot;;&quot; &amp; x&quot;;&quot;&quot;&quot;&quot;;BIN2HEX(COM.MICROSOFT.CONCAT(IF([.C48];&quot;1&quot;;&quot;0&quot;);IF([.D48];&quot;1&quot;;&quot;0&quot;);IF([.E48];&quot;1&quot;;&quot;0&quot;);IF([.F48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48];&quot;1&quot;; &quot;0&quot;);IF([.N48];&quot;1&quot;; &quot;0&quot;);IF([.O48];&quot;1&quot;; &quot;0&quot;);IF([.P48];&quot;1&quot;; &quot;0&quot;);IF([.Q48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48];&quot; =&gt; &quot;;&quot;&quot;&quot;&quot;;BIN2HEX(IF([.M48];&quot;1&quot;;&quot;0&quot;));&quot;&quot;&quot;&quot;;&quot; &amp; x&quot;;&quot;&quot;&quot;&quot;;BIN2HEX(COM.MICROSOFT.CONCAT(IF([.N48];&quot;1&quot;;&quot;0&quot;);IF([.O48];&quot;1&quot;;&quot;0&quot;);IF([.P48];&quot;1&quot;;&quot;0&quot;);IF([.Q48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 table:number-rows-repeated="1048527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Pattern for INIT CGRAM buffer'.B3:'Pattern for INIT CGRAM buffer'.F12 'Pattern for INIT CGRAM buffer'.B15:'Pattern for INIT CGRAM buffer'.F24 'Pattern for INIT CGRAM buffer'.M3:'Pattern for INIT CGRAM buffer'.Q12 'Pattern for INIT CGRAM buffer'.M15:'Pattern for INIT CGRAM buffer'.Q24 'Pattern for INIT CGRAM buffer'.B27:'Pattern for INIT CGRAM buffer'.F36 'Pattern for INIT CGRAM buffer'.B39:'Pattern for INIT CGRAM buffer'.F48 'Pattern for INIT CGRAM buffer'.M27:'Pattern for INIT CGRAM buffer'.Q36 'Pattern for INIT CGRAM buffer'.M39:'Pattern for INIT CGRAM buffer'.Q48">
            <calcext:condition calcext:apply-style-name="Sans nom4" calcext:value="=1" calcext:base-cell-address="'Pattern for INIT CGRAM buffer'.B3"/>
          </calcext:conditional-format>
          <calcext:conditional-format calcext:target-range-address="'Pattern for INIT CGRAM buffer'.B3:'Pattern for INIT CGRAM buffer'.B3 'Pattern for INIT CGRAM buffer'.B15:'Pattern for INIT CGRAM buffer'.B15 'Pattern for INIT CGRAM buffer'.M3:'Pattern for INIT CGRAM buffer'.M3 'Pattern for INIT CGRAM buffer'.M15:'Pattern for INIT CGRAM buffer'.M15 'Pattern for INIT CGRAM buffer'.B27:'Pattern for INIT CGRAM buffer'.B27 'Pattern for INIT CGRAM buffer'.B39:'Pattern for INIT CGRAM buffer'.B39 'Pattern for INIT CGRAM buffer'.M27:'Pattern for INIT CGRAM buffer'.M27 'Pattern for INIT CGRAM buffer'.M39:'Pattern for INIT CGRAM buffer'.M39">
            <calcext:condition calcext:apply-style-name="Sans nom5" calcext:value="=0" calcext:base-cell-address="'Pattern for INIT CGRAM buffer'.B3"/>
          </calcext:conditional-format>
        </calcext:conditional-formats>
      </table:table>
      <table:table table:name="CGRAM Organization" table:style-name="ta1">
        <table:table-column table:style-name="co2" table:number-columns-repeated="3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2" table:number-columns-repeated="1003" table:default-cell-style-name="ce1"/>
        <table:table-row table:style-name="ro1">
          <table:table-cell table:number-columns-repeated="4"/>
          <table:table-cell office:value-type="string" calcext:value-type="string" table:number-columns-spanned="7" table:number-rows-spanned="1">
            <text:p>CGRAM 5*8 Mode</text:p>
          </table:table-cell>
          <table:covered-table-cell table:number-columns-repeated="6"/>
          <table:table-cell table:number-columns-repeated="3"/>
          <table:table-cell office:value-type="string" calcext:value-type="string" table:number-columns-spanned="7" table:number-rows-spanned="1">
            <text:p>CGRAM 5*10 Mode</text:p>
          </table:table-cell>
          <table:covered-table-cell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GRAM ADDRESS</text:p>
          </table:table-cell>
          <table:covered-table-cell table:number-columns-repeated="5" table:style-name="ce2"/>
          <table:table-cell table:number-columns-repeated="4"/>
          <table:table-cell table:style-name="ce2" office:value-type="string" calcext:value-type="string" table:number-columns-spanned="6" table:number-rows-spanned="1">
            <text:p>CGRAM ADDRESS</text:p>
          </table:table-cell>
          <table:covered-table-cell table:number-columns-repeated="5" table:style-name="ce2"/>
          <table:table-cell table:number-columns-repeated="1004"/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Pattern 0</text:p>
            <text:p>Start addr : 0x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 table:number-columns-spanned="2" table:number-rows-spanned="11">
            <text:p>0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Pattern 0</text:p>
            <text:p>Start addr : 0x0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" calcext:value-type="float">
            <text:p>4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6" calcext:value-type="float">
            <text:p>6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7" calcext:value-type="float">
            <text:p>7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 table:number-columns-spanned="3" table:number-rows-spanned="8">
            <text:p>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1</text:span></text:p>
            <text:p><text:span text:style-name="T1">Start addr : 0x08</text:span>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covered-table-cell table:style-name="ce2" office:value-type="float" office:value="1" calcext:value-type="float">
            <text:p>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1</text:span></text:p>
            <text:p><text:span text:style-name="T1">Start addr : 0x0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9" calcext:value-type="float">
            <text:p>9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10" calcext:value-type="float">
            <text:p>10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 table:number-columns-spanned="2" table:number-rows-spanned="5">
            <text:p>0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12" calcext:value-type="float">
            <text:p>12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3" calcext:value-type="float">
            <text:p>13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14" calcext:value-type="float">
            <text:p>14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5" calcext:value-type="float">
            <text:p>15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 table:number-columns-spanned="3" table:number-rows-spanned="8">
            <text:p>1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2</text:span></text:p>
            <text:p><text:span text:style-name="T1">Start addr : 0x10</text:span>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 table:number-columns-spanned="2" table:number-rows-spanned="11">
            <text:p>1</text:p>
          </table:table-cell>
          <table:covered-table-cell table:style-name="ce2" office:value-type="float" office:value="1" calcext:value-type="float">
            <text:p>1</text:p>
          </table:covered-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Pattern 1</text:p>
            <text:p>Start addr : 0x18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7" calcext:value-type="float">
            <text:p>17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18" calcext:value-type="float">
            <text:p>18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19" calcext:value-type="float">
            <text:p>19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0" calcext:value-type="float">
            <text:p>2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20" calcext:value-type="float">
            <text:p>20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21" calcext:value-type="float">
            <text:p>21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2" calcext:value-type="float">
            <text:p>22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22" calcext:value-type="float">
            <text:p>2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3" calcext:value-type="float">
            <text:p>23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23" calcext:value-type="float">
            <text:p>23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 table:number-columns-spanned="3" table:number-rows-spanned="8">
            <text:p>1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3</text:span></text:p>
            <text:p><text:span text:style-name="T1">Start addr : 0x18</text:span>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covered-table-cell table:style-name="ce2" office:value-type="float" office:value="11" calcext:value-type="float">
            <text:p>1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25" calcext:value-type="float">
            <text:p>25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6" calcext:value-type="float">
            <text:p>26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26" calcext:value-type="float">
            <text:p>26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 table:number-columns-spanned="2" table:number-rows-spanned="5">
            <text:p>1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8" calcext:value-type="float">
            <text:p>28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28" calcext:value-type="float">
            <text:p>28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9" calcext:value-type="float">
            <text:p>29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29" calcext:value-type="float">
            <text:p>29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30" calcext:value-type="float">
            <text:p>30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1" calcext:value-type="float">
            <text:p>31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1" calcext:value-type="float">
            <text:p>31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" calcext:value-type="float" table:number-columns-spanned="3" table:number-rows-spanned="8">
            <text:p>10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4</text:span></text:p>
            <text:p><text:span text:style-name="T1">Start addr : 0x20</text:span></text:p>
          </table:table-cell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 table:number-columns-spanned="2" table:number-rows-spanned="11">
            <text:p>10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<text:span text:style-name="T1">Pattern 2</text:span></text:p>
            <text:p><text:span text:style-name="T1">Start addr : 0x20</text:span>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3" calcext:value-type="float">
            <text:p>33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4" calcext:value-type="float">
            <text:p>34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34" calcext:value-type="float">
            <text:p>34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5" calcext:value-type="float">
            <text:p>35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5" calcext:value-type="float">
            <text:p>35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6" calcext:value-type="float">
            <text:p>36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36" calcext:value-type="float">
            <text:p>36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7" calcext:value-type="float">
            <text:p>37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7" calcext:value-type="float">
            <text:p>37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8" calcext:value-type="float">
            <text:p>38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38" calcext:value-type="float">
            <text:p>38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9" calcext:value-type="float">
            <text:p>39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39" calcext:value-type="float">
            <text:p>39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1" calcext:value-type="float" table:number-columns-spanned="3" table:number-rows-spanned="8">
            <text:p>10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5</text:span></text:p>
            <text:p><text:span text:style-name="T1">Start addr : 0x28</text:span>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covered-table-cell table:style-name="ce2" office:value-type="float" office:value="101" calcext:value-type="float">
            <text:p>10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5</text:span></text:p>
            <text:p><text:span text:style-name="T1">Start addr : 0x2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1" calcext:value-type="float">
            <text:p>41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1" calcext:value-type="float">
            <text:p>41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2" calcext:value-type="float">
            <text:p>42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2" calcext:value-type="float">
            <text:p>42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3" calcext:value-type="float">
            <text:p>43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 table:number-columns-spanned="2" table:number-rows-spanned="5">
            <text:p>10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4" calcext:value-type="float">
            <text:p>44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4" calcext:value-type="float">
            <text:p>44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5" calcext:value-type="float">
            <text:p>45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6" calcext:value-type="float">
            <text:p>46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6" calcext:value-type="float">
            <text:p>46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7" calcext:value-type="float">
            <text:p>47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7" calcext:value-type="float">
            <text:p>47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0" calcext:value-type="float" table:number-columns-spanned="3" table:number-rows-spanned="8">
            <text:p>11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6</text:span></text:p>
            <text:p><text:span text:style-name="T1">Start addr : 0x30</text:span>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 table:number-columns-spanned="2" table:number-rows-spanned="11">
            <text:p>11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<text:span text:style-name="T1">Pattern 3</text:span></text:p>
            <text:p><text:span text:style-name="T1">Start addr : 0x30</text:span>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9" calcext:value-type="float">
            <text:p>49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9" calcext:value-type="float">
            <text:p>49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0" calcext:value-type="float">
            <text:p>50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0" calcext:value-type="float">
            <text:p>50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1" calcext:value-type="float">
            <text:p>51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1" calcext:value-type="float">
            <text:p>51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2" calcext:value-type="float">
            <text:p>52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2" calcext:value-type="float">
            <text:p>5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3" calcext:value-type="float">
            <text:p>53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3" calcext:value-type="float">
            <text:p>53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4" calcext:value-type="float">
            <text:p>54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4" calcext:value-type="float">
            <text:p>54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5" calcext:value-type="float">
            <text:p>55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5" calcext:value-type="float">
            <text:p>55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1" calcext:value-type="float" table:number-columns-spanned="3" table:number-rows-spanned="8">
            <text:p>11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7</text:span></text:p>
            <text:p><text:span text:style-name="T1">Start addr : 0x38</text:span>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covered-table-cell table:style-name="ce2" office:value-type="float" office:value="111" calcext:value-type="float">
            <text:p>11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7</text:span></text:p>
            <text:p><text:span text:style-name="T1">Start addr : 0x3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7" calcext:value-type="float">
            <text:p>57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7" calcext:value-type="float">
            <text:p>57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8" calcext:value-type="float">
            <text:p>58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8" calcext:value-type="float">
            <text:p>58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9" calcext:value-type="float">
            <text:p>59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" calcext:value-type="float" table:number-columns-spanned="2" table:number-rows-spanned="5">
            <text:p>11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0" calcext:value-type="float">
            <text:p>6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60" calcext:value-type="float">
            <text:p>60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1" calcext:value-type="float">
            <text:p>61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61" calcext:value-type="float">
            <text:p>61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2" calcext:value-type="float">
            <text:p>62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62" calcext:value-type="float">
            <text:p>62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3" calcext:value-type="float">
            <text:p>63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63" calcext:value-type="float">
            <text:p>63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000000" style:diagonal-bl-tr="none" style:diagonal-tl-br="none"/>
    </style:style>
    <style:style style:name="Sans_20_nom2" style:display-name="Sans nom2" style:family="table-cell" style:parent-style-name="Default">
      <style:table-cell-properties fo:background-color="#ffffff"/>
    </style:style>
    <style:style style:name="Sans_20_nom3" style:display-name="Sans nom3" style:family="table-cell" style:parent-style-name="Default">
      <style:table-cell-properties fo:background-color="#666666"/>
    </style:style>
    <style:style style:name="Sans_20_nom4" style:display-name="Sans nom4" style:family="table-cell" style:parent-style-name="Default">
      <style:table-cell-properties fo:background-color="#666666"/>
    </style:style>
    <style:style style:name="Sans_20_nom5" style:display-name="Sans nom5" style:family="table-cell" style:parent-style-name="Default">
      <style:table-cell-properties fo:background-color="#d4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2:09:29.604057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21:01:30.604309804</meta:creation-date>
    <meta:generator>LibreOffice/6.4.7.2$Linux_X86_64 LibreOffice_project/40$Build-2</meta:generator>
    <dc:date>2023-01-05T12:36:57.077697034</dc:date>
    <meta:editing-duration>PT1H32M17S</meta:editing-duration>
    <meta:editing-cycles>35</meta:editing-cycles>
    <meta:document-statistic meta:table-count="2" meta:cell-count="1130" meta:object-count="0"/>
  </office:meta>
</office:document-meta>
</file>